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2b15d7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52d1c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3e9bc7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7b6d21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6314b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61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62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63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4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5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66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officeooo:paragraph-rsid="0073bf81"/>
    </style:style>
    <style:style style:name="P70" style:family="paragraph" style:parent-style-name="Standard">
      <style:paragraph-properties fo:text-align="start" style:justify-single-word="false"/>
      <style:text-properties officeooo:paragraph-rsid="006ff937"/>
    </style:style>
    <style:style style:name="P71" style:family="paragraph" style:parent-style-name="Standard">
      <style:paragraph-properties fo:text-align="start" style:justify-single-word="false"/>
      <style:text-properties officeooo:paragraph-rsid="00931601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68a441" style:font-size-asian="16pt" style:font-size-complex="16pt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7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7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"/>
    </style:style>
    <style:style style:name="T9" style:family="text">
      <style:text-properties fo:color="#c9211e" loext:opacity="100%" style:font-name="Futura Std Condensed" officeooo:rsid="0012957f"/>
    </style:style>
    <style:style style:name="T10" style:family="text">
      <style:text-properties fo:color="#c9211e" loext:opacity="100%" style:font-name="Futura Std Condensed" officeooo:rsid="000f8f6a"/>
    </style:style>
    <style:style style:name="T11" style:family="text">
      <style:text-properties fo:color="#c9211e" loext:opacity="100%" style:font-name="Futura Std Condensed" officeooo:rsid="000dbedd"/>
    </style:style>
    <style:style style:name="T12" style:family="text">
      <style:text-properties fo:color="#c9211e" loext:opacity="100%" style:font-name="Futura Std Condensed" officeooo:rsid="000e06bf"/>
    </style:style>
    <style:style style:name="T13" style:family="text">
      <style:text-properties fo:color="#c9211e" loext:opacity="100%" style:font-name="Futura Std Condensed" officeooo:rsid="001362f7"/>
    </style:style>
    <style:style style:name="T14" style:family="text">
      <style:text-properties fo:color="#c9211e" loext:opacity="100%" style:font-name="Futura Std Condensed" officeooo:rsid="0013b1f0"/>
    </style:style>
    <style:style style:name="T15" style:family="text">
      <style:text-properties fo:color="#c9211e" loext:opacity="100%" style:font-name="Futura Std Condensed" officeooo:rsid="0014442c"/>
    </style:style>
    <style:style style:name="T16" style:family="text">
      <style:text-properties fo:color="#c9211e" loext:opacity="100%" style:font-name="Futura Std Condensed" officeooo:rsid="00145467"/>
    </style:style>
    <style:style style:name="T17" style:family="text">
      <style:text-properties fo:color="#c9211e" loext:opacity="100%" style:font-name="Futura Std Condensed" officeooo:rsid="00155c6b"/>
    </style:style>
    <style:style style:name="T18" style:family="text">
      <style:text-properties fo:color="#c9211e" loext:opacity="100%" style:font-name="Futura Std Condensed" officeooo:rsid="0018b4d5"/>
    </style:style>
    <style:style style:name="T19" style:family="text">
      <style:text-properties fo:color="#c9211e" loext:opacity="100%" style:font-name="Futura Std Condensed" officeooo:rsid="0018c4ea"/>
    </style:style>
    <style:style style:name="T20" style:family="text">
      <style:text-properties fo:color="#c9211e" loext:opacity="100%" style:font-name="Futura Std Condensed" officeooo:rsid="001a20db"/>
    </style:style>
    <style:style style:name="T21" style:family="text">
      <style:text-properties fo:color="#c9211e" loext:opacity="100%" style:font-name="Futura Std Condensed" officeooo:rsid="001c6e04"/>
    </style:style>
    <style:style style:name="T22" style:family="text">
      <style:text-properties fo:color="#c9211e" loext:opacity="100%" style:font-name="Futura Std Condensed" officeooo:rsid="001d91d9"/>
    </style:style>
    <style:style style:name="T23" style:family="text">
      <style:text-properties fo:color="#c9211e" loext:opacity="100%" style:font-name="Futura Std Condensed" officeooo:rsid="00202faa"/>
    </style:style>
    <style:style style:name="T24" style:family="text">
      <style:text-properties fo:color="#c9211e" loext:opacity="100%" style:font-name="Futura Std Condensed" officeooo:rsid="002104e7"/>
    </style:style>
    <style:style style:name="T25" style:family="text">
      <style:text-properties fo:color="#c9211e" loext:opacity="100%" style:font-name="Futura Std Condensed" officeooo:rsid="001ec6f4"/>
    </style:style>
    <style:style style:name="T26" style:family="text">
      <style:text-properties fo:color="#c9211e" loext:opacity="100%" style:font-name="Futura Std Condensed" officeooo:rsid="002b15d7"/>
    </style:style>
    <style:style style:name="T27" style:family="text">
      <style:text-properties fo:color="#c9211e" loext:opacity="100%" style:font-name="Futura Std Condensed" officeooo:rsid="00324fc3"/>
    </style:style>
    <style:style style:name="T28" style:family="text">
      <style:text-properties fo:color="#c9211e" loext:opacity="100%" style:font-name="Futura Std Condensed" officeooo:rsid="003600f1"/>
    </style:style>
    <style:style style:name="T29" style:family="text">
      <style:text-properties fo:color="#c9211e" loext:opacity="100%" style:font-name="Futura Std Condensed" officeooo:rsid="00254600"/>
    </style:style>
    <style:style style:name="T30" style:family="text">
      <style:text-properties fo:color="#c9211e" loext:opacity="100%" style:font-name="Futura Std Condensed" officeooo:rsid="00271d54"/>
    </style:style>
    <style:style style:name="T31" style:family="text">
      <style:text-properties fo:color="#c9211e" loext:opacity="100%" style:font-name="Futura Std Condensed" officeooo:rsid="00291794"/>
    </style:style>
    <style:style style:name="T32" style:family="text">
      <style:text-properties fo:color="#c9211e" loext:opacity="100%" style:font-name="Futura Std Condensed" officeooo:rsid="002c96b5"/>
    </style:style>
    <style:style style:name="T33" style:family="text">
      <style:text-properties fo:color="#c9211e" loext:opacity="100%" style:font-name="Futura Std Condensed" officeooo:rsid="002f6e18"/>
    </style:style>
    <style:style style:name="T34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35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36" style:family="text">
      <style:text-properties fo:color="#c9211e" loext:opacity="100%" style:font-name="Futura Std Condensed" officeooo:rsid="0035b9c5"/>
    </style:style>
    <style:style style:name="T37" style:family="text">
      <style:text-properties fo:color="#c9211e" loext:opacity="100%" style:font-name="Futura Std Condensed" officeooo:rsid="003e9bc7"/>
    </style:style>
    <style:style style:name="T38" style:family="text">
      <style:text-properties fo:color="#c9211e" loext:opacity="100%" style:font-name="Futura Std Condensed" officeooo:rsid="004190e1"/>
    </style:style>
    <style:style style:name="T39" style:family="text">
      <style:text-properties fo:color="#c9211e" loext:opacity="100%" style:font-name="Futura Std Condensed" officeooo:rsid="0043e337"/>
    </style:style>
    <style:style style:name="T40" style:family="text">
      <style:text-properties fo:color="#c9211e" loext:opacity="100%" style:font-name="Futura Std Condensed" officeooo:rsid="0048922a"/>
    </style:style>
    <style:style style:name="T41" style:family="text">
      <style:text-properties fo:color="#c9211e" loext:opacity="100%" style:font-name="Futura Std Condensed" officeooo:rsid="004b5574"/>
    </style:style>
    <style:style style:name="T42" style:family="text">
      <style:text-properties fo:color="#c9211e" loext:opacity="100%" style:font-name="Futura Std Condensed" officeooo:rsid="004e68bd"/>
    </style:style>
    <style:style style:name="T43" style:family="text">
      <style:text-properties fo:color="#c9211e" loext:opacity="100%" style:font-name="Futura Std Condensed" officeooo:rsid="004f4fd7"/>
    </style:style>
    <style:style style:name="T44" style:family="text">
      <style:text-properties fo:color="#c9211e" loext:opacity="100%" style:font-name="Futura Std Condensed" officeooo:rsid="00509422"/>
    </style:style>
    <style:style style:name="T45" style:family="text">
      <style:text-properties fo:color="#c9211e" loext:opacity="100%" style:font-name="Futura Std Condensed" officeooo:rsid="005170e5"/>
    </style:style>
    <style:style style:name="T46" style:family="text">
      <style:text-properties fo:color="#c9211e" loext:opacity="100%" style:font-name="Futura Std Condensed" officeooo:rsid="00530c9e"/>
    </style:style>
    <style:style style:name="T47" style:family="text">
      <style:text-properties fo:color="#c9211e" loext:opacity="100%" style:font-name="Futura Std Condensed" officeooo:rsid="0058a901"/>
    </style:style>
    <style:style style:name="T48" style:family="text">
      <style:text-properties fo:color="#c9211e" loext:opacity="100%" style:font-name="Futura Std Condensed" officeooo:rsid="005a3f3b"/>
    </style:style>
    <style:style style:name="T49" style:family="text">
      <style:text-properties fo:color="#c9211e" loext:opacity="100%" style:font-name="Futura Std Condensed" officeooo:rsid="005a6b4c"/>
    </style:style>
    <style:style style:name="T50" style:family="text">
      <style:text-properties fo:color="#c9211e" loext:opacity="100%" style:font-name="Futura Std Condensed" officeooo:rsid="005ac6ad"/>
    </style:style>
    <style:style style:name="T51" style:family="text">
      <style:text-properties fo:color="#c9211e" loext:opacity="100%" style:font-name="Futura Std Condensed" officeooo:rsid="005ad40e"/>
    </style:style>
    <style:style style:name="T52" style:family="text">
      <style:text-properties fo:color="#c9211e" loext:opacity="100%" style:font-name="Futura Std Condensed" officeooo:rsid="005b5999"/>
    </style:style>
    <style:style style:name="T53" style:family="text">
      <style:text-properties fo:color="#c9211e" loext:opacity="100%" style:font-name="Futura Std Condensed" officeooo:rsid="005c7fa8"/>
    </style:style>
    <style:style style:name="T54" style:family="text">
      <style:text-properties fo:color="#c9211e" loext:opacity="100%" style:font-name="Futura Std Condensed" officeooo:rsid="005d8a45"/>
    </style:style>
    <style:style style:name="T55" style:family="text">
      <style:text-properties fo:color="#c9211e" loext:opacity="100%" style:font-name="Futura Std Condensed" officeooo:rsid="00608b0f"/>
    </style:style>
    <style:style style:name="T56" style:family="text">
      <style:text-properties fo:color="#c9211e" loext:opacity="100%" style:font-name="Futura Std Condensed" officeooo:rsid="0061e677"/>
    </style:style>
    <style:style style:name="T57" style:family="text">
      <style:text-properties fo:color="#c9211e" loext:opacity="100%" style:font-name="Futura Std Condensed" officeooo:rsid="0069a474"/>
    </style:style>
    <style:style style:name="T58" style:family="text">
      <style:text-properties fo:color="#c9211e" loext:opacity="100%" style:font-name="Futura Std Condensed" officeooo:rsid="00757a7e"/>
    </style:style>
    <style:style style:name="T59" style:family="text">
      <style:text-properties fo:color="#c9211e" loext:opacity="100%" style:font-name="Futura Std Condensed" officeooo:rsid="00811ecb"/>
    </style:style>
    <style:style style:name="T60" style:family="text">
      <style:text-properties fo:color="#c9211e" loext:opacity="100%" style:font-name="Futura Std Condensed" officeooo:rsid="0082b1fc"/>
    </style:style>
    <style:style style:name="T61" style:family="text">
      <style:text-properties fo:color="#c9211e" loext:opacity="100%" style:font-name="Futura Std Condensed" officeooo:rsid="008bfe80"/>
    </style:style>
    <style:style style:name="T62" style:family="text">
      <style:text-properties fo:color="#c9211e" loext:opacity="100%" style:font-name="Futura Std Condensed" officeooo:rsid="007dbde0"/>
    </style:style>
    <style:style style:name="T63" style:family="text">
      <style:text-properties fo:color="#c9211e" loext:opacity="100%" style:font-name="Futura Std Condensed" officeooo:rsid="007f1654"/>
    </style:style>
    <style:style style:name="T64" style:family="text">
      <style:text-properties fo:color="#c9211e" loext:opacity="100%" style:font-name="Futura Std Condensed" officeooo:rsid="0081581d"/>
    </style:style>
    <style:style style:name="T65" style:family="text">
      <style:text-properties fo:color="#c9211e" loext:opacity="100%" style:font-name="Futura Std Condensed" officeooo:rsid="008f955d"/>
    </style:style>
    <style:style style:name="T66" style:family="text">
      <style:text-properties fo:color="#c9211e" loext:opacity="100%" style:font-name="Futura Std Condensed" officeooo:rsid="009437be"/>
    </style:style>
    <style:style style:name="T67" style:family="text">
      <style:text-properties fo:color="#c9211e" loext:opacity="100%" style:font-name="Futura Std Condensed" officeooo:rsid="0096314b"/>
    </style:style>
    <style:style style:name="T68" style:family="text">
      <style:text-properties fo:color="#c9211e" loext:opacity="100%" style:font-name="Futura Std Condensed" officeooo:rsid="0099caad"/>
    </style:style>
    <style:style style:name="T69" style:family="text">
      <style:text-properties fo:color="#c9211e" loext:opacity="100%" style:font-name="Futura Std Condensed" officeooo:rsid="009baf7e"/>
    </style:style>
    <style:style style:name="T70" style:family="text">
      <style:text-properties fo:color="#c9211e" loext:opacity="100%" style:font-name="Futura Std Condensed" officeooo:rsid="009cb617"/>
    </style:style>
    <style:style style:name="T71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72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73" style:family="text">
      <style:text-properties fo:color="#c9211e" loext:opacity="100%" officeooo:rsid="0051c2f4"/>
    </style:style>
    <style:style style:name="T74" style:family="text">
      <style:text-properties fo:color="#c9211e" loext:opacity="100%" style:text-underline-style="solid" style:text-underline-width="auto" style:text-underline-color="font-color" officeooo:rsid="0053acd1"/>
    </style:style>
    <style:style style:name="T75" style:family="text">
      <style:text-properties fo:color="#c9211e" loext:opacity="100%" style:text-underline-style="solid" style:text-underline-width="auto" style:text-underline-color="font-color" officeooo:rsid="005b5999"/>
    </style:style>
    <style:style style:name="T76" style:family="text">
      <style:text-properties fo:color="#c9211e" loext:opacity="100%" style:text-underline-style="solid" style:text-underline-width="auto" style:text-underline-color="font-color" officeooo:rsid="005f27d7"/>
    </style:style>
    <style:style style:name="T77" style:family="text">
      <style:text-properties fo:color="#c9211e" loext:opacity="100%" officeooo:rsid="0053acd1"/>
    </style:style>
    <style:style style:name="T78" style:family="text">
      <style:text-properties fo:color="#c9211e" loext:opacity="100%" style:font-name="Futura Std Condensed " officeooo:rsid="0099caad"/>
    </style:style>
    <style:style style:name="T79" style:family="text">
      <style:text-properties fo:color="#c9211e" loext:opacity="100%" style:font-name="Futura Std Condensed " officeooo:rsid="009baf7e"/>
    </style:style>
    <style:style style:name="T80" style:family="text">
      <style:text-properties fo:color="#c9211e" loext:opacity="100%" style:font-name="Futura Std Condensed " officeooo:rsid="009e3584"/>
    </style:style>
    <style:style style:name="T81" style:family="text">
      <style:text-properties fo:color="#c9211e" loext:opacity="100%" style:font-name="Futura Std Condensed Light1" officeooo:rsid="009e3584"/>
    </style:style>
    <style:style style:name="T82" style:family="text">
      <style:text-properties officeooo:rsid="001362f7"/>
    </style:style>
    <style:style style:name="T83" style:family="text">
      <style:text-properties fo:color="#000000" loext:opacity="100%"/>
    </style:style>
    <style:style style:name="T84" style:family="text">
      <style:text-properties fo:color="#000000" loext:opacity="100%" officeooo:rsid="000f8f6a"/>
    </style:style>
    <style:style style:name="T85" style:family="text">
      <style:text-properties fo:color="#000000" loext:opacity="100%" officeooo:rsid="001362f7"/>
    </style:style>
    <style:style style:name="T86" style:family="text">
      <style:text-properties fo:color="#000000" loext:opacity="100%" officeooo:rsid="0013b1f0"/>
    </style:style>
    <style:style style:name="T87" style:family="text">
      <style:text-properties fo:color="#000000" loext:opacity="100%" style:text-underline-style="solid" style:text-underline-width="auto" style:text-underline-color="font-color"/>
    </style:style>
    <style:style style:name="T88" style:family="text">
      <style:text-properties fo:color="#000000" loext:opacity="100%" style:text-underline-style="solid" style:text-underline-width="auto" style:text-underline-color="font-color" officeooo:rsid="0013b1f0"/>
    </style:style>
    <style:style style:name="T89" style:family="text">
      <style:text-properties fo:color="#000000" loext:opacity="100%" style:text-underline-style="solid" style:text-underline-width="auto" style:text-underline-color="font-color" officeooo:rsid="00271d54"/>
    </style:style>
    <style:style style:name="T90" style:family="text">
      <style:text-properties fo:color="#000000" loext:opacity="100%" style:text-underline-style="solid" style:text-underline-width="auto" style:text-underline-color="font-color" officeooo:rsid="002f6e18"/>
    </style:style>
    <style:style style:name="T91" style:family="text">
      <style:text-properties fo:color="#000000" loext:opacity="100%" style:text-underline-style="solid" style:text-underline-width="auto" style:text-underline-color="font-color" officeooo:rsid="001c6e04"/>
    </style:style>
    <style:style style:name="T92" style:family="text">
      <style:text-properties fo:color="#000000" loext:opacity="100%" style:text-underline-style="solid" style:text-underline-width="auto" style:text-underline-color="font-color" officeooo:rsid="004ffb0c"/>
    </style:style>
    <style:style style:name="T93" style:family="text">
      <style:text-properties fo:color="#000000" loext:opacity="100%" style:text-underline-style="solid" style:text-underline-width="auto" style:text-underline-color="font-color" officeooo:rsid="002b15d7"/>
    </style:style>
    <style:style style:name="T94" style:family="text">
      <style:text-properties fo:color="#000000" loext:opacity="100%" style:text-underline-style="solid" style:text-underline-width="auto" style:text-underline-color="font-color" officeooo:rsid="005ac6ad"/>
    </style:style>
    <style:style style:name="T95" style:family="text">
      <style:text-properties fo:color="#000000" loext:opacity="100%" style:text-underline-style="solid" style:text-underline-width="auto" style:text-underline-color="font-color" officeooo:rsid="005f27d7"/>
    </style:style>
    <style:style style:name="T96" style:family="text">
      <style:text-properties fo:color="#000000" loext:opacity="100%" style:text-underline-style="solid" style:text-underline-width="auto" style:text-underline-color="font-color" officeooo:rsid="008616df"/>
    </style:style>
    <style:style style:name="T97" style:family="text">
      <style:text-properties fo:color="#000000" loext:opacity="100%" style:text-underline-style="solid" style:text-underline-width="auto" style:text-underline-color="font-color" officeooo:rsid="00880d2b"/>
    </style:style>
    <style:style style:name="T98" style:family="text">
      <style:text-properties fo:color="#000000" loext:opacity="100%" style:text-underline-style="solid" style:text-underline-width="auto" style:text-underline-color="font-color" officeooo:rsid="008b52c7"/>
    </style:style>
    <style:style style:name="T99" style:family="text">
      <style:text-properties fo:color="#000000" loext:opacity="100%" style:text-underline-style="solid" style:text-underline-width="auto" style:text-underline-color="font-color" officeooo:rsid="0058a901"/>
    </style:style>
    <style:style style:name="T100" style:family="text">
      <style:text-properties fo:color="#000000" loext:opacity="100%" style:text-underline-style="solid" style:text-underline-width="auto" style:text-underline-color="font-color" officeooo:rsid="0030d81e"/>
    </style:style>
    <style:style style:name="T101" style:family="text">
      <style:text-properties fo:color="#000000" loext:opacity="100%" officeooo:rsid="0014442c"/>
    </style:style>
    <style:style style:name="T102" style:family="text">
      <style:text-properties fo:color="#000000" loext:opacity="100%" officeooo:rsid="0018b4d5"/>
    </style:style>
    <style:style style:name="T103" style:family="text">
      <style:text-properties fo:color="#000000" loext:opacity="100%" style:font-name="Futura Std Condensed Light1" officeooo:rsid="0035b9c5"/>
    </style:style>
    <style:style style:name="T104" style:family="text">
      <style:text-properties fo:color="#000000" loext:opacity="100%" style:font-name="Futura Std Condensed Light1" officeooo:rsid="0057759a"/>
    </style:style>
    <style:style style:name="T105" style:family="text">
      <style:text-properties fo:color="#000000" loext:opacity="100%" style:font-name="Futura Std Condensed Light1" officeooo:rsid="0051c2f4"/>
    </style:style>
    <style:style style:name="T106" style:family="text">
      <style:text-properties fo:color="#000000" loext:opacity="100%" style:font-name="Futura Std Condensed Light1" officeooo:rsid="00525e1c"/>
    </style:style>
    <style:style style:name="T107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08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09" style:family="text">
      <style:text-properties fo:color="#000000" loext:opacity="100%" style:font-name="Futura Std Condensed Light1" fo:font-size="16pt" fo:language="en" fo:country="US" style:text-underline-style="none" officeooo:rsid="0073bf81" style:font-size-asian="16pt" style:font-size-complex="16pt"/>
    </style:style>
    <style:style style:name="T110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11" style:family="text"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6e26de" style:font-size-asian="16pt" style:font-size-complex="16pt"/>
    </style:style>
    <style:style style:name="T112" style:family="text">
      <style:text-properties fo:color="#000000" loext:opacity="100%" style:font-name="Futura Std Condensed Light1" officeooo:rsid="009437be"/>
    </style:style>
    <style:style style:name="T113" style:family="text">
      <style:text-properties fo:color="#000000" loext:opacity="100%" officeooo:rsid="00271d54"/>
    </style:style>
    <style:style style:name="T114" style:family="text">
      <style:text-properties fo:color="#000000" loext:opacity="100%" officeooo:rsid="002b15d7"/>
    </style:style>
    <style:style style:name="T115" style:family="text">
      <style:text-properties fo:color="#000000" loext:opacity="100%" officeooo:rsid="002c96b5"/>
    </style:style>
    <style:style style:name="T116" style:family="text">
      <style:text-properties fo:color="#000000" loext:opacity="100%" officeooo:rsid="002f6e18"/>
    </style:style>
    <style:style style:name="T117" style:family="text">
      <style:text-properties fo:color="#000000" loext:opacity="100%" officeooo:rsid="0031047f"/>
    </style:style>
    <style:style style:name="T118" style:family="text">
      <style:text-properties fo:color="#000000" loext:opacity="100%" officeooo:rsid="00386cd6"/>
    </style:style>
    <style:style style:name="T119" style:family="text">
      <style:text-properties fo:color="#000000" loext:opacity="100%" officeooo:rsid="00425146"/>
    </style:style>
    <style:style style:name="T120" style:family="text">
      <style:text-properties fo:color="#000000" loext:opacity="100%" officeooo:rsid="004f4fd7"/>
    </style:style>
    <style:style style:name="T121" style:family="text">
      <style:text-properties fo:color="#000000" loext:opacity="100%" officeooo:rsid="00530c9e"/>
    </style:style>
    <style:style style:name="T122" style:family="text">
      <style:text-properties fo:color="#000000" loext:opacity="100%" officeooo:rsid="0053acd1"/>
    </style:style>
    <style:style style:name="T123" style:family="text">
      <style:text-properties fo:color="#000000" loext:opacity="100%" officeooo:rsid="001d91d9"/>
    </style:style>
    <style:style style:name="T124" style:family="text">
      <style:text-properties fo:color="#000000" loext:opacity="100%" officeooo:rsid="001c6e04"/>
    </style:style>
    <style:style style:name="T125" style:family="text">
      <style:text-properties fo:color="#000000" loext:opacity="100%" officeooo:rsid="001ec6f4"/>
    </style:style>
    <style:style style:name="T126" style:family="text">
      <style:text-properties fo:color="#000000" loext:opacity="100%" officeooo:rsid="0021ae3f"/>
    </style:style>
    <style:style style:name="T127" style:family="text">
      <style:text-properties fo:color="#000000" loext:opacity="100%" officeooo:rsid="005ac6ad"/>
    </style:style>
    <style:style style:name="T128" style:family="text">
      <style:text-properties fo:color="#000000" loext:opacity="100%" officeooo:rsid="005ad40e"/>
    </style:style>
    <style:style style:name="T129" style:family="text">
      <style:text-properties fo:color="#000000" loext:opacity="100%" officeooo:rsid="005b5999"/>
    </style:style>
    <style:style style:name="T130" style:family="text">
      <style:text-properties fo:color="#000000" loext:opacity="100%" style:font-name="Futura Std Condensed"/>
    </style:style>
    <style:style style:name="T131" style:family="text">
      <style:text-properties fo:color="#000000" loext:opacity="100%" style:font-name="Futura Std Condensed" officeooo:rsid="002f6e18"/>
    </style:style>
    <style:style style:name="T132" style:family="text">
      <style:text-properties fo:color="#000000" loext:opacity="100%" officeooo:rsid="008616df"/>
    </style:style>
    <style:style style:name="T133" style:family="text">
      <style:text-properties fo:color="#000000" loext:opacity="100%" officeooo:rsid="00880d2b"/>
    </style:style>
    <style:style style:name="T134" style:family="text">
      <style:text-properties fo:color="#000000" loext:opacity="100%" officeooo:rsid="0018c4ea"/>
    </style:style>
    <style:style style:name="T135" style:family="text">
      <style:text-properties fo:color="#000000" loext:opacity="100%" style:text-underline-style="none" officeooo:rsid="0013b1f0"/>
    </style:style>
    <style:style style:name="T136" style:family="text">
      <style:text-properties fo:color="#000000" loext:opacity="100%" style:text-underline-style="none" officeooo:rsid="000f8f6a"/>
    </style:style>
    <style:style style:name="T137" style:family="text">
      <style:text-properties fo:color="#000000" loext:opacity="100%" officeooo:rsid="008b52c7"/>
    </style:style>
    <style:style style:name="T138" style:family="text">
      <style:text-properties fo:color="#000000" loext:opacity="100%" officeooo:rsid="008cab49"/>
    </style:style>
    <style:style style:name="T139" style:family="text">
      <style:text-properties fo:color="#000000" loext:opacity="100%" officeooo:rsid="008e084b"/>
    </style:style>
    <style:style style:name="T140" style:family="text">
      <style:text-properties fo:color="#000000" loext:opacity="100%" officeooo:rsid="007dbde0"/>
    </style:style>
    <style:style style:name="T141" style:family="text">
      <style:text-properties fo:color="#000000" loext:opacity="100%" officeooo:rsid="0081581d"/>
    </style:style>
    <style:style style:name="T142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143" style:family="text">
      <style:text-properties fo:color="#000000" loext:opacity="100%" officeooo:rsid="0097a307"/>
    </style:style>
    <style:style style:name="T144" style:family="text">
      <style:text-properties fo:color="#000000" loext:opacity="100%" style:font-name="Futura Std Condensed Light1" officeooo:rsid="0058a901"/>
    </style:style>
    <style:style style:name="T145" style:family="text">
      <style:text-properties fo:color="#000000" loext:opacity="100%" style:font-name="Futura Std Condensed Light1" officeooo:rsid="009cb617"/>
    </style:style>
    <style:style style:name="T146" style:family="text">
      <style:text-properties fo:color="#000000" loext:opacity="100%" style:font-name="Futura Std Condensed Light1" officeooo:rsid="002b15d7"/>
    </style:style>
    <style:style style:name="T147" style:family="text">
      <style:text-properties officeooo:rsid="0013b1f0"/>
    </style:style>
    <style:style style:name="T148" style:family="text">
      <style:text-properties style:text-underline-style="solid" style:text-underline-width="auto" style:text-underline-color="font-color" officeooo:rsid="0013b1f0"/>
    </style:style>
    <style:style style:name="T149" style:family="text">
      <style:text-properties style:text-underline-style="solid" style:text-underline-width="auto" style:text-underline-color="font-color" officeooo:rsid="001362f7"/>
    </style:style>
    <style:style style:name="T150" style:family="text">
      <style:text-properties style:text-underline-style="solid" style:text-underline-width="auto" style:text-underline-color="font-color" officeooo:rsid="000f8f6a"/>
    </style:style>
    <style:style style:name="T151" style:family="text">
      <style:text-properties style:text-underline-style="solid" style:text-underline-width="auto" style:text-underline-color="font-color" officeooo:rsid="0018c4ea"/>
    </style:style>
    <style:style style:name="T152" style:family="text">
      <style:text-properties style:text-underline-style="solid" style:text-underline-width="auto" style:text-underline-color="font-color" officeooo:rsid="00509422"/>
    </style:style>
    <style:style style:name="T153" style:family="text">
      <style:text-properties style:text-underline-style="solid" style:text-underline-width="auto" style:text-underline-color="font-color" officeooo:rsid="0085f838"/>
    </style:style>
    <style:style style:name="T154" style:family="text">
      <style:text-properties style:text-underline-style="solid" style:text-underline-width="auto" style:text-underline-color="font-color" officeooo:rsid="00880d2b"/>
    </style:style>
    <style:style style:name="T155" style:family="text">
      <style:text-properties style:text-underline-style="solid" style:text-underline-width="auto" style:text-underline-color="font-color" officeooo:rsid="0089ae28"/>
    </style:style>
    <style:style style:name="T156" style:family="text">
      <style:text-properties style:text-underline-style="solid" style:text-underline-width="auto" style:text-underline-color="font-color" officeooo:rsid="008b52c7"/>
    </style:style>
    <style:style style:name="T157" style:family="text">
      <style:text-properties style:text-underline-style="solid" style:text-underline-width="auto" style:text-underline-color="font-color" officeooo:rsid="0097a307"/>
    </style:style>
    <style:style style:name="T158" style:family="text">
      <style:text-properties style:text-underline-style="none"/>
    </style:style>
    <style:style style:name="T159" style:family="text">
      <style:text-properties style:text-underline-style="none" officeooo:rsid="001362f7"/>
    </style:style>
    <style:style style:name="T160" style:family="text">
      <style:text-properties style:text-underline-style="none" officeooo:rsid="0085f838"/>
    </style:style>
    <style:style style:name="T161" style:family="text">
      <style:text-properties officeooo:rsid="0014442c"/>
    </style:style>
    <style:style style:name="T162" style:family="text">
      <style:text-properties officeooo:rsid="00145467"/>
    </style:style>
    <style:style style:name="T163" style:family="text">
      <style:text-properties officeooo:rsid="00155c6b"/>
    </style:style>
    <style:style style:name="T164" style:family="text">
      <style:text-properties officeooo:rsid="0016dd90"/>
    </style:style>
    <style:style style:name="T165" style:family="text">
      <style:text-properties officeooo:rsid="0018c4ea"/>
    </style:style>
    <style:style style:name="T166" style:family="text">
      <style:text-properties officeooo:rsid="001a20db"/>
    </style:style>
    <style:style style:name="T167" style:family="text">
      <style:text-properties officeooo:rsid="001c6e04"/>
    </style:style>
    <style:style style:name="T168" style:family="text">
      <style:text-properties officeooo:rsid="001d91d9"/>
    </style:style>
    <style:style style:name="T169" style:family="text">
      <style:text-properties officeooo:rsid="001ec6f4"/>
    </style:style>
    <style:style style:name="T170" style:family="text">
      <style:text-properties officeooo:rsid="00202faa"/>
    </style:style>
    <style:style style:name="T171" style:family="text">
      <style:text-properties officeooo:rsid="002104e7"/>
    </style:style>
    <style:style style:name="T172" style:family="text">
      <style:text-properties officeooo:rsid="0023e611"/>
    </style:style>
    <style:style style:name="T173" style:family="text">
      <style:text-properties officeooo:rsid="00254600"/>
    </style:style>
    <style:style style:name="T174" style:family="text">
      <style:text-properties officeooo:rsid="002b15d7"/>
    </style:style>
    <style:style style:name="T175" style:family="text">
      <style:text-properties officeooo:rsid="002db9f0"/>
    </style:style>
    <style:style style:name="T176" style:family="text">
      <style:text-properties officeooo:rsid="002f6e18"/>
    </style:style>
    <style:style style:name="T177" style:family="text">
      <style:text-properties fo:color="#2a6099" loext:opacity="100%"/>
    </style:style>
    <style:style style:name="T178" style:family="text">
      <style:text-properties fo:color="#2a6099" loext:opacity="100%" style:font-name="Futura Std Condensed"/>
    </style:style>
    <style:style style:name="T179" style:family="text">
      <style:text-properties fo:color="#2a6099" loext:opacity="100%" style:font-name="Futura Std Condensed" officeooo:rsid="0013b1f0"/>
    </style:style>
    <style:style style:name="T180" style:family="text">
      <style:text-properties fo:color="#2a6099" loext:opacity="100%" style:font-name="Futura Std Condensed" officeooo:rsid="006ce0e1"/>
    </style:style>
    <style:style style:name="T181" style:family="text">
      <style:text-properties fo:color="#2a6099" loext:opacity="100%" officeooo:rsid="005b5999"/>
    </style:style>
    <style:style style:name="T182" style:family="text">
      <style:text-properties fo:color="#2a6099" loext:opacity="100%" officeooo:rsid="005d8a45"/>
    </style:style>
    <style:style style:name="T183" style:family="text">
      <style:text-properties fo:color="#2a6099" loext:opacity="100%" officeooo:rsid="0013b1f0"/>
    </style:style>
    <style:style style:name="T184" style:family="text">
      <style:text-properties fo:color="#2a6099" loext:opacity="100%" style:font-name="Futura Std Condensed1" officeooo:rsid="0013b1f0"/>
    </style:style>
    <style:style style:name="T185" style:family="text">
      <style:text-properties fo:color="#2a6099" loext:opacity="100%" officeooo:rsid="0014442c"/>
    </style:style>
    <style:style style:name="T186" style:family="text">
      <style:text-properties fo:color="#2a6099" loext:opacity="100%" officeooo:rsid="006a92be"/>
    </style:style>
    <style:style style:name="T187" style:family="text">
      <style:text-properties fo:color="#2a6099" loext:opacity="100%" officeooo:rsid="004190e1"/>
    </style:style>
    <style:style style:name="T188" style:family="text">
      <style:text-properties fo:color="#2a6099" loext:opacity="100%" officeooo:rsid="007f1654"/>
    </style:style>
    <style:style style:name="T189" style:family="text">
      <style:text-properties fo:color="#2a6099" loext:opacity="100%" officeooo:rsid="00530c9e"/>
    </style:style>
    <style:style style:name="T190" style:family="text">
      <style:text-properties fo:color="#2a6099" loext:opacity="100%" officeooo:rsid="009437be"/>
    </style:style>
    <style:style style:name="T191" style:family="text">
      <style:text-properties fo:color="#2a6099" loext:opacity="100%" officeooo:rsid="005170e5"/>
    </style:style>
    <style:style style:name="T192" style:family="text">
      <style:text-properties fo:color="#2a6099" loext:opacity="100%" officeooo:rsid="0096314b"/>
    </style:style>
    <style:style style:name="T193" style:family="text">
      <style:text-properties fo:color="#2a6099" loext:opacity="100%" officeooo:rsid="009ecc90"/>
    </style:style>
    <style:style style:name="T194" style:family="text">
      <style:text-properties officeooo:rsid="0030d81e"/>
    </style:style>
    <style:style style:name="T195" style:family="text">
      <style:text-properties officeooo:rsid="0031047f"/>
    </style:style>
    <style:style style:name="T196" style:family="text">
      <style:text-properties officeooo:rsid="00324fc3"/>
    </style:style>
    <style:style style:name="T197" style:family="text">
      <style:text-properties officeooo:rsid="0035b9c5"/>
    </style:style>
    <style:style style:name="T198" style:family="text">
      <style:text-properties officeooo:rsid="003600f1"/>
    </style:style>
    <style:style style:name="T199" style:family="text">
      <style:text-properties style:font-name="Futura Std Condensed" officeooo:rsid="004190e1"/>
    </style:style>
    <style:style style:name="T200" style:family="text">
      <style:text-properties officeooo:rsid="004190e1"/>
    </style:style>
    <style:style style:name="T201" style:family="text">
      <style:text-properties officeooo:rsid="0048922a"/>
    </style:style>
    <style:style style:name="T202" style:family="text">
      <style:text-properties officeooo:rsid="002c96b5"/>
    </style:style>
    <style:style style:name="T203" style:family="text">
      <style:text-properties officeooo:rsid="004a78a6"/>
    </style:style>
    <style:style style:name="T204" style:family="text">
      <style:text-properties officeooo:rsid="004b5574"/>
    </style:style>
    <style:style style:name="T205" style:family="text">
      <style:text-properties officeooo:rsid="004e68bd"/>
    </style:style>
    <style:style style:name="T206" style:family="text">
      <style:text-properties officeooo:rsid="004f4fd7"/>
    </style:style>
    <style:style style:name="T207" style:family="text">
      <style:text-properties officeooo:rsid="004f7ac0"/>
    </style:style>
    <style:style style:name="T208" style:family="text">
      <style:text-properties officeooo:rsid="004ffb0c"/>
    </style:style>
    <style:style style:name="T209" style:family="text">
      <style:text-properties officeooo:rsid="00509422"/>
    </style:style>
    <style:style style:name="T210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11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12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13" style:family="text">
      <style:text-properties officeooo:rsid="005170e5"/>
    </style:style>
    <style:style style:name="T214" style:family="text">
      <style:text-properties fo:color="#3465a4" loext:opacity="100%" style:font-name="Futura Std Condensed" officeooo:rsid="0057759a"/>
    </style:style>
    <style:style style:name="T215" style:family="text">
      <style:text-properties fo:color="#3465a4" loext:opacity="100%" officeooo:rsid="0018b4d5"/>
    </style:style>
    <style:style style:name="T216" style:family="text">
      <style:text-properties officeooo:rsid="00530c9e"/>
    </style:style>
    <style:style style:name="T217" style:family="text">
      <style:text-properties officeooo:rsid="005a3f3b"/>
    </style:style>
    <style:style style:name="T218" style:family="text">
      <style:text-properties officeooo:rsid="005ad40e"/>
    </style:style>
    <style:style style:name="T219" style:family="text">
      <style:text-properties officeooo:rsid="005b5999"/>
    </style:style>
    <style:style style:name="T220" style:family="text">
      <style:text-properties officeooo:rsid="005c7fa8"/>
    </style:style>
    <style:style style:name="T221" style:family="text">
      <style:text-properties officeooo:rsid="0058a901"/>
    </style:style>
    <style:style style:name="T222" style:family="text">
      <style:text-properties officeooo:rsid="005d8a45"/>
    </style:style>
    <style:style style:name="T223" style:family="text">
      <style:text-properties officeooo:rsid="00608b0f"/>
    </style:style>
    <style:style style:name="T224" style:family="text">
      <style:text-properties fo:font-size="16pt" style:font-size-asian="16pt" style:font-size-complex="16pt"/>
    </style:style>
    <style:style style:name="T225" style:family="text">
      <style:text-properties fo:font-size="16pt" style:text-underline-style="none" style:font-size-asian="16pt" style:font-size-complex="16pt"/>
    </style:style>
    <style:style style:name="T226" style:family="text">
      <style:text-properties fo:font-size="16pt" style:text-underline-style="none" officeooo:rsid="0071cc19" style:font-size-asian="16pt" style:font-size-complex="16pt"/>
    </style:style>
    <style:style style:name="T227" style:family="text">
      <style:text-properties officeooo:rsid="006ff937"/>
    </style:style>
    <style:style style:name="T228" style:family="text">
      <style:text-properties style:font-name="Futura Std Condensed Light" fo:font-size="16pt" style:font-size-asian="16pt" style:font-size-complex="16pt"/>
    </style:style>
    <style:style style:name="T229" style:family="text">
      <style:text-properties style:font-name="Futura Std Condensed Light" fo:font-size="16pt" officeooo:rsid="0071cc19" style:font-size-asian="16pt" style:font-size-complex="16pt"/>
    </style:style>
    <style:style style:name="T230" style:family="text">
      <style:text-properties officeooo:rsid="00757a7e"/>
    </style:style>
    <style:style style:name="T231" style:family="text">
      <style:text-properties officeooo:rsid="007cce26"/>
    </style:style>
    <style:style style:name="T232" style:family="text">
      <style:text-properties officeooo:rsid="007dbde0"/>
    </style:style>
    <style:style style:name="T233" style:family="text">
      <style:text-properties officeooo:rsid="007f1654"/>
    </style:style>
    <style:style style:name="T234" style:family="text">
      <style:text-properties officeooo:rsid="00811ecb"/>
    </style:style>
    <style:style style:name="T235" style:family="text">
      <style:text-properties officeooo:rsid="0081581d"/>
    </style:style>
    <style:style style:name="T236" style:family="text">
      <style:text-properties officeooo:rsid="0089ae28"/>
    </style:style>
    <style:style style:name="T237" style:family="text">
      <style:text-properties officeooo:rsid="008b52c7"/>
    </style:style>
    <style:style style:name="T238" style:family="text">
      <style:text-properties officeooo:rsid="008bfe80"/>
    </style:style>
    <style:style style:name="T239" style:family="text">
      <style:text-properties officeooo:rsid="008f955d"/>
    </style:style>
    <style:style style:name="T240" style:family="text">
      <style:text-properties officeooo:rsid="00931601"/>
    </style:style>
    <style:style style:name="T241" style:family="text">
      <style:text-properties officeooo:rsid="009437be"/>
    </style:style>
    <style:style style:name="T242" style:family="text">
      <style:text-properties officeooo:rsid="0096314b"/>
    </style:style>
    <style:style style:name="T243" style:family="text">
      <style:text-properties fo:color="#00a933" loext:opacity="100%" style:text-underline-style="solid" style:text-underline-width="auto" style:text-underline-color="font-color" officeooo:rsid="001a20db"/>
    </style:style>
    <style:style style:name="T244" style:family="text">
      <style:text-properties fo:color="#00a933" loext:opacity="100%" style:text-underline-style="solid" style:text-underline-width="auto" style:text-underline-color="font-color" officeooo:rsid="0089ae28"/>
    </style:style>
    <style:style style:name="T245" style:family="text">
      <style:text-properties fo:color="#00a933" loext:opacity="100%" style:text-underline-style="solid" style:text-underline-width="auto" style:text-underline-color="font-color" officeooo:rsid="008b52c7"/>
    </style:style>
    <style:style style:name="T246" style:family="text">
      <style:text-properties fo:color="#00a933" loext:opacity="100%" style:text-underline-style="solid" style:text-underline-width="auto" style:text-underline-color="font-color" officeooo:rsid="0018c4ea"/>
    </style:style>
    <style:style style:name="T247" style:family="text">
      <style:text-properties fo:color="#00a933" loext:opacity="100%" style:text-underline-style="solid" style:text-underline-width="auto" style:text-underline-color="font-color" officeooo:rsid="0097a307"/>
    </style:style>
    <style:style style:name="T248" style:family="text">
      <style:text-properties fo:color="#00a933" loext:opacity="100%" style:text-underline-style="solid" style:text-underline-width="auto" style:text-underline-color="font-color" officeooo:rsid="001362f7"/>
    </style:style>
    <style:style style:name="T249" style:family="text">
      <style:text-properties fo:color="#00a933" loext:opacity="100%" officeooo:rsid="0089ae28"/>
    </style:style>
    <style:style style:name="T250" style:family="text">
      <style:text-properties officeooo:rsid="0098f5b4"/>
    </style:style>
    <style:style style:name="T251" style:family="text">
      <style:text-properties officeooo:rsid="0099caad"/>
    </style:style>
    <style:style style:name="T252" style:family="text">
      <style:text-properties style:font-name="Futura Std Condensed " officeooo:rsid="009e3584"/>
    </style:style>
    <style:style style:name="T253" style:family="text">
      <style:text-properties style:font-name="Futura Std Condensed Light1" officeooo:rsid="0099caad"/>
    </style:style>
    <style:style style:name="T254" style:family="text">
      <style:text-properties style:font-name="Futura Std Condensed Light1" officeooo:rsid="009e3584"/>
    </style:style>
    <style:style style:name="T255" style:family="text">
      <style:text-properties officeooo:rsid="009e3584"/>
    </style:style>
    <style:style style:name="T256" style:family="text">
      <style:text-properties officeooo:rsid="009fe5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Kindergarten Massaker</text:p>
      <text:p text:style-name="P1"/>
      <text:p text:style-name="P1"/>
      <text:p text:style-name="P1"/>
      <text:p text:style-name="P2">Pitch</text:p>
      <text:p text:style-name="P10"/>
      <text:p text:style-name="P27"><text:span text:style-name="T4"><text:tab/></text:span><text:span text:style-name="T207">P</text:span><text:span text:style-name="T4">eaceful a</text:span>lien <text:span text:style-name="T250">l</text:span>and<text:span text:style-name="T3">s</text:span> in a Kindergarten. Kids are coming from everywhere. More and more. They tend to surround the <text:span text:style-name="T3">a</text:span>lien <text:span text:style-name="T205">a</text:span><text:span text:style-name="T4">nd they want “blood”! </text:span><text:span text:style-name="T175">Alien</text:span> has to avoid <text:span text:style-name="T1">kids</text:span> in order to survive. Everything’s seen through a surveillance<text:span text:style-name="T175"> </text:span>cam <text:span text:style-name="T1">t</text:span>hat gets buggier and buggier up to the point <text:span text:style-name="T1">that</text:span> it shuts down. End of game?</text:p>
      <text:p text:style-name="P6">Gameplay (more or less)</text:p>
      <text:p text:style-name="P10"/>
      <text:p text:style-name="P16"><text:tab/><text:span text:style-name="T161">The game will be a</text:span><text:span text:style-name="T15"> </text:span><text:span text:style-name="T18">Top Down Shooter</text:span><text:span text:style-name="T102"> in </text:span><text:span text:style-name="T15">2D pixel art</text:span><text:span text:style-name="T161"> </text:span><text:span text:style-name="T171">style</text:span><text:span text:style-name="T161">.</text:span></text:p>
      <text:p text:style-name="P11"/>
      <text:p text:style-name="P11"><text:tab/>The game will<text:span text:style-name="T147"> </text:span>be in <text:span text:style-name="T6">German</text:span> (just because the title rocks in German).</text:p>
      <text:p text:style-name="P11"/>
      <text:p text:style-name="P15"><text:tab/><text:span text:style-name="T25">1 player versus CPU</text:span><text:span text:style-name="T115">.</text:span></text:p>
      <text:p text:style-name="P11"/>
      <text:p text:style-name="P15"><text:tab/><text:span text:style-name="T30">1 difficulty level</text:span><text:span text:style-name="T115">.</text:span></text:p>
      <text:p text:style-name="P23"/>
      <text:p text:style-name="P23"><text:tab/><text:span text:style-name="T161">One</text:span> game last<text:span text:style-name="T169">s</text:span> <text:span text:style-name="T147">up to</text:span> <text:span text:style-name="T8">1 minute</text:span> (or a bit more <text:span text:style-name="T147">with luck as player will become “blind” at some point</text:span>). <text:span text:style-name="T208">Well. As long as the alien can survive, the game isn’t over but considering that </text:span><text:span text:style-name="T217">after </text:span><text:span text:style-name="T208">about 1 minute, the screen </text:span><text:span text:style-name="T241">gets</text:span><text:span text:style-name="T208"> black, I don’t think the game will last very long </text:span><text:span text:style-name="T241">after that</text:span><text:span text:style-name="T208">...</text:span></text:p>
      <text:p text:style-name="P12"/>
      <text:p text:style-name="P12"><text:tab/><text:span text:style-name="T183">The only thing that will </text:span><text:span text:style-name="T184">eventually</text:span><text:span text:style-name="T183"> be recorded is </text:span><text:span text:style-name="T179">HOW LONG YOU SURVIVE</text:span><text:span text:style-name="T180">D</text:span><text:span text:style-name="T183">! (only the best </text:span><text:span text:style-name="T185">time</text:span><text:span text:style-name="T183">). </text:span><text:span text:style-name="T200">We’ll give the length of the game but </text:span><text:span text:style-name="T186">(</text:span><text:span text:style-name="T187">if it doesn’t break the record, then</text:span><text:span text:style-name="T186">)</text:span><text:span text:style-name="T200"> “</text:span><text:span text:style-name="T199">it’ll be lost for ever like tears in the rain!</text:span><text:span text:style-name="T200">”</text:span></text:p>
      <text:p text:style-name="P12"/>
      <text:p text:style-name="P12"><text:tab/><text:span text:style-name="T14">Nothing to gather</text:span><text:span text:style-name="T147">: no bonus, </text:span><text:span text:style-name="T205">no health, </text:span><text:span text:style-name="T147">no money, no points, </text:span><text:span text:style-name="T161">no weapon, no armor, </text:span><text:span text:style-name="T147">no nothing!</text:span></text:p>
      <text:p text:style-name="P12"/>
      <text:p text:style-name="P12"><text:tab/><text:span text:style-name="T8">“</text:span><text:span text:style-name="T38">C</text:span><text:span text:style-name="T24">ontact” with</text:span><text:span text:style-name="T16"> </text:span><text:span text:style-name="T38">enemies</text:span><text:span text:style-name="T16"> </text:span><text:span text:style-name="T24">deals </text:span><text:span text:style-name="T35">no</text:span><text:span text:style-name="T38"> </text:span><text:span text:style-name="T24">damage, </text:span><text:span text:style-name="T39">only </text:span><text:span text:style-name="T48">physical attacks/</text:span><text:span text:style-name="T39">projectiles/</text:span><text:span text:style-name="T42">weapons</text:span><text:span text:style-name="T39"> do.</text:span></text:p>
      <text:p text:style-name="P12"/>
      <text:p text:style-name="P12"><text:span text:style-name="T39"><text:tab/></text:span><text:span text:style-name="T57">The alien is invulnerable for the first 3 seconds </text:span><text:span text:style-name="T66">of the game (just in case)</text:span><text:span text:style-name="T57">!</text:span></text:p>
      <text:p text:style-name="P61">Aliens</text:p>
      <text:p text:style-name="P62"/>
      <text:p text:style-name="P33"><text:span text:style-name="T241">The</text:span> <text:span text:style-name="T241">A</text:span>lien<text:span text:style-name="T241">s</text:span> <text:span text:style-name="T241">have</text:span> <text:span text:style-name="T217">female </text:span>German old fashioned name<text:span text:style-name="T241">s</text:span> (only for fun): <text:span text:style-name="T241">the player’s alien is called </text:span><text:span text:style-name="T66">Brünhild</text:span><text:span text:style-name="T241">, the other one at the teleportation desk is called </text:span><text:span text:style-name="T66">Gudrun</text:span>!</text:p>
      <text:p text:style-name="P24"/>
      <text:p text:style-name="P68"><text:span text:style-name="T104">The a</text:span><text:span text:style-name="T103">lien </text:span><text:span text:style-name="T112">has</text:span><text:span text:style-name="T197"> 1000 hit points (HP)</text:span><text:span text:style-name="T103">.</text:span></text:p>
      <text:p text:style-name="P26"/>
      <text:p text:style-name="P26"><text:tab/><text:span text:style-name="T241">The</text:span><text:span text:style-name="T172"> Alien has</text:span><text:span text:style-name="T4"> </text:span><text:span text:style-name="T9">1</text:span><text:span text:style-name="T8"> defensive </text:span><text:span text:style-name="T15">skill</text:span><text:span text:style-name="T101"> </text:span><text:span text:style-name="T138">to choose</text:span>:</text:p>
      <text:p text:style-name="P26"/>
      <text:p text:style-name="P28">- <text:span text:style-name="T8">Random teleportation</text:span><text:span text:style-name="T130"> </text:span><text:span text:style-name="T134">(</text:span><text:span text:style-name="T245">cooldown: 20 seconds</text:span><text:span text:style-name="T134">).</text:span></text:p>
      <text:p text:style-name="P28">- <text:span text:style-name="T8">Dash</text:span> <text:span text:style-name="T2">(</text:span><text:span text:style-name="T150">pass through </text:span><text:span text:style-name="T148">kids and attacks</text:span><text:span text:style-name="T135"> – </text:span><text:span text:style-name="T245">cooldown: 15 seconds</text:span><text:span text:style-name="T2">)</text:span></text:p>
      <text:p text:style-name="P28">- <text:span text:style-name="T8">Repulsive “</text:span><text:span text:style-name="T10">explosions”</text:span><text:span text:style-name="T84"> </text:span><text:span text:style-name="T85">(repulsive effect </text:span><text:span text:style-name="T86">only on kids </text:span><text:span text:style-name="T84">–</text:span><text:span text:style-name="T86"> </text:span><text:span text:style-name="T88">not the attacks</text:span><text:span text:style-name="T135"> – </text:span><text:span text:style-name="T245">cooldown: 10 seconds</text:span><text:span text:style-name="T85">)</text:span></text:p>
      <text:p text:style-name="P28">- <text:span text:style-name="T8">Freezing </text:span><text:span text:style-name="T11">“</text:span><text:span text:style-name="T44">shock wave”</text:span><text:span text:style-name="T12"> </text:span><text:span text:style-name="T85">(</text:span><text:span text:style-name="T96">Freezes nearby enemies for </text:span><text:span text:style-name="T97">4</text:span><text:span text:style-name="T96"> seconds</text:span><text:span text:style-name="T135"> </text:span><text:span text:style-name="T136">–</text:span><text:span text:style-name="T135"> </text:span><text:span text:style-name="T88">not the </text:span><text:span text:style-name="T98">missiles</text:span><text:span text:style-name="T135"> – </text:span><text:span text:style-name="T245">cooldown: 15 seconds</text:span><text:span text:style-name="T85">)</text:span></text:p>
      <text:p text:style-name="P26">- <text:span text:style-name="T13">Quick r</text:span><text:span text:style-name="T12">unner </text:span><text:span text:style-name="T85">(</text:span><text:span text:style-name="T143">runs</text:span><text:span text:style-name="T133"> 2</text:span><text:span text:style-name="T137">0</text:span><text:span text:style-name="T133">% faster – </text:span><text:span text:style-name="T248">permanent</text:span><text:span text:style-name="T85">)</text:span></text:p>
      <text:p text:style-name="P28">- <text:span text:style-name="T10">Force </text:span><text:span text:style-name="T44">f</text:span><text:span text:style-name="T10">ield</text:span><text:span text:style-name="T84"> </text:span><text:span text:style-name="T85">(repulsive effect </text:span><text:span text:style-name="T132">for </text:span><text:span text:style-name="T133">6</text:span><text:span text:style-name="T132"> seconds</text:span><text:span text:style-name="T86"> on “</text:span><text:span text:style-name="T132">missiles”</text:span><text:span text:style-name="T86"> </text:span><text:span text:style-name="T84">–</text:span><text:span text:style-name="T86"> </text:span><text:span text:style-name="T88">not the </text:span><text:span text:style-name="T96">kids </text:span><text:span text:style-name="T98">nor</text:span><text:span text:style-name="T88"> the </text:span><text:span text:style-name="T98">physical </text:span><text:span text:style-name="T88">attacks</text:span><text:span text:style-name="T135"> – </text:span><text:span text:style-name="T245">cooldown: 10 seconds</text:span><text:span text:style-name="T85">).</text:span></text:p>
      <text:p text:style-name="P28">- <text:span text:style-name="T10">Time stop </text:span><text:span text:style-name="T85">(affects </text:span><text:span text:style-name="T96">everything for 3 seconds</text:span><text:span text:style-name="T135"> – </text:span><text:span text:style-name="T245">cooldown: 20 seconds</text:span><text:span text:style-name="T86">)</text:span></text:p>
      <text:p text:style-name="P28">- <text:span text:style-name="T13">Mirror images</text:span><text:span text:style-name="T82"> (</text:span><text:span text:style-name="T156">3</text:span><text:span text:style-name="T149"> </text:span><text:span text:style-name="T157">i</text:span><text:span text:style-name="T156">nvulnerable </text:span><text:span text:style-name="T154">copies </text:span><text:span text:style-name="T157">of the Alien</text:span><text:span text:style-name="T82"> start </text:span><text:span text:style-name="T238">running</text:span><text:span text:style-name="T82"> in random </text:span><text:span text:style-name="T147">opposite</text:span><text:span text:style-name="T82"> directions from the player attracting closest kids for </text:span><text:span text:style-name="T153">3</text:span><text:span text:style-name="T149"> seconds</text:span><text:span text:style-name="T159"> </text:span><text:span text:style-name="T160">then disappear</text:span><text:span text:style-name="T135"> – </text:span><text:span text:style-name="T245">cooldown: 1</text:span><text:span text:style-name="T247">2</text:span><text:span text:style-name="T245"> seconds</text:span><text:span text:style-name="T82">)</text:span></text:p>
      <text:p text:style-name="P26">- <text:span text:style-name="T19">Dodger</text:span><text:span text:style-name="T165"> (hit box </text:span><text:span text:style-name="T206">size </text:span><text:span text:style-name="T165">reduced</text:span><text:span text:style-name="T85"> </text:span><text:span text:style-name="T133">by 2</text:span><text:span text:style-name="T137">0</text:span><text:span text:style-name="T133">% </text:span><text:span text:style-name="T85">– </text:span><text:span text:style-name="T246">permanent</text:span><text:span text:style-name="T165">).</text:span></text:p>
      <text:p text:style-name="P28">- <text:span text:style-name="T19">Invisible</text:span><text:span text:style-name="T165"> (makes </text:span><text:span text:style-name="T151">enemies go away </text:span><text:span text:style-name="T155">as if the Alien wasn’t here</text:span><text:span text:style-name="T165"> for </text:span><text:span text:style-name="T237">4</text:span><text:span text:style-name="T165"> seconds</text:span><text:span text:style-name="T135"> – </text:span><text:span text:style-name="T245">cooldown: 15 seconds</text:span><text:span text:style-name="T165">).</text:span></text:p>
      <text:p text:style-name="P28">- <text:span text:style-name="T19">Shield</text:span><text:span text:style-name="T165"> (</text:span><text:span text:style-name="T152">invulnerable to </text:span><text:span text:style-name="T155">any </text:span><text:span text:style-name="T152">attack </text:span><text:span text:style-name="T155">coming from the front for 5 seconds</text:span><text:span text:style-name="T135"> – </text:span><text:span text:style-name="T245">cooldown: 10 seconds</text:span><text:span text:style-name="T165">).</text:span></text:p>
      <text:p text:style-name="P34">- <text:span text:style-name="T8">Second life</text:span> (restart with <text:span text:style-name="T242">300 HP</text:span> from where the player and enemies were <text:span text:style-name="T231">just before the Alien died – </text:span><text:span text:style-name="T249">only 1 time</text:span>).</text:p>
      <text:p text:style-name="P26">- <text:span text:style-name="T19">Healthy</text:span><text:span text:style-name="T165"> (</text:span><text:span text:style-name="T206">2</text:span><text:span text:style-name="T237">0</text:span><text:span text:style-name="T206">% </text:span><text:span text:style-name="T165">more hit points – </text:span><text:span text:style-name="T244">permanent</text:span><text:span text:style-name="T165">).</text:span></text:p>
      <text:p text:style-name="P26">- <text:span text:style-name="T20">Regeneration</text:span><text:span text:style-name="T166"> (</text:span><text:span text:style-name="T242">5</text:span><text:span text:style-name="T236"> hp per second – </text:span><text:span text:style-name="T243">permanent</text:span><text:span text:style-name="T166">).</text:span></text:p>
      <text:p text:style-name="P26">- <text:span text:style-name="T21">Hand to hand </text:span><text:span text:style-name="T61">specialist</text:span><text:span text:style-name="T167"> (50% damage from short range but 200% damage from long range – </text:span><text:span text:style-name="T244">permanent</text:span><text:span text:style-name="T167">).</text:span></text:p>
      <text:p text:style-name="P28">- <text:span text:style-name="T21">Ranged </text:span><text:span text:style-name="T28">fighting </text:span><text:span text:style-name="T61">expert</text:span><text:span text:style-name="T167"> (50% damage from long range but 200% damage from short range – </text:span><text:span text:style-name="T244">permanent</text:span><text:span text:style-name="T167">).</text:span></text:p>
      <text:p text:style-name="P26">- <text:span text:style-name="T7">None! </text:span><text:span text:style-name="T138">(</text:span><text:span text:style-name="T139">yes!</text:span><text:span text:style-name="T138">)</text:span></text:p>
      <text:p text:style-name="P26"/>
      <text:p text:style-name="P26"><text:tab/><text:span text:style-name="T26">S</text:span><text:span text:style-name="T22">kill cool down is shown by the sprite outline color</text:span><text:span text:style-name="T123"> </text:span><text:span text:style-name="T121">(red means not ready)</text:span><text:span text:style-name="T168">.</text:span></text:p>
      <text:p text:style-name="P30"><text:span text:style-name="T65"><text:tab/>Cooldown</text:span><text:span text:style-name="T239"> countdown </text:span><text:span text:style-name="T65">starts </text:span><text:span text:style-name="T66">red</text:span><text:span text:style-name="T239"> and </text:span><text:span text:style-name="T256">evolves to </text:span><text:span text:style-name="T65">turn black</text:span><text:span text:style-name="T239"> when </text:span><text:span text:style-name="T65">countdown is over</text:span><text:span text:style-name="T239">.</text:span></text:p>
      <text:p text:style-name="P29"><text:tab/><text:span text:style-name="T46">No HP shown on screen </text:span><text:span text:style-name="T189">(</text:span><text:span text:style-name="T190">we’ll eventually show that also with the outline turning blue</text:span><text:span text:style-name="T189">)</text:span><text:span text:style-name="T216">.</text:span></text:p>
      <text:p text:style-name="P17"><text:tab/>Each <text:span text:style-name="T8">“</text:span><text:span text:style-name="T26">skill</text:span><text:span text:style-name="T8">” has </text:span><text:span text:style-name="T37">its own</text:span><text:span text:style-name="T8"> cooldown</text:span> (<text:span text:style-name="T147">duration</text:span> depending on the <text:span text:style-name="T161">skill</text:span>).</text:p>
      <text:p text:style-name="P5">Enemies</text:p>
      <text:p text:style-name="P3"/>
      <text:p text:style-name="P38"><text:tab/><text:span text:style-name="T162">Here’s the list:</text:span></text:p>
      <text:p text:style-name="P38"/>
      <text:p text:style-name="P38">- <text:span text:style-name="T16">Throwing </text:span><text:span text:style-name="T22">B</text:span><text:span text:style-name="T16">ooger </text:span><text:span text:style-name="T22">K</text:span><text:span text:style-name="T16">ids</text:span><text:span text:style-name="T162"> (</text:span><text:span text:style-name="T197">slow </text:span><text:span text:style-name="T162">medium ranged explosives </text:span><text:span text:style-name="T168">with small effect area</text:span><text:span text:style-name="T162">):</text:span></text:p>
      <text:p text:style-name="P38"><text:tab/><text:span text:style-name="T197">Alien loses </text:span><text:span text:style-name="T49">1</text:span><text:span text:style-name="T28">00 </text:span><text:span text:style-name="T36">HP</text:span><text:span text:style-name="T197"> when hit.</text:span></text:p>
      <text:p text:style-name="P38"/>
      <text:p text:style-name="P38">- <text:span text:style-name="T16">Spitting </text:span><text:span text:style-name="T22">K</text:span><text:span text:style-name="T16">ids</text:span><text:span text:style-name="T162"> (</text:span><text:span text:style-name="T197">quick s</text:span><text:span text:style-name="T194">hort </text:span><text:span text:style-name="T162">ranged </text:span><text:span text:style-name="T251">projectile</text:span><text:span text:style-name="T162">).</text:span></text:p>
      <text:p text:style-name="P39"><text:tab/><text:span text:style-name="T197">Alien loses </text:span><text:span text:style-name="T49">5</text:span><text:span text:style-name="T42">0</text:span><text:span text:style-name="T28"> </text:span><text:span text:style-name="T36">HP</text:span><text:span text:style-name="T197"> when hit.</text:span></text:p>
      <text:p text:style-name="P39"/>
      <text:p text:style-name="P38">- <text:span text:style-name="T16">Kids </text:span><text:span text:style-name="T22">W</text:span><text:span text:style-name="T16">ith </text:span><text:span text:style-name="T22">S</text:span><text:span text:style-name="T16">ticks</text:span><text:span text:style-name="T162"> (</text:span><text:span text:style-name="T197">very quick </text:span><text:span text:style-name="T176">hand to hand</text:span><text:span text:style-name="T162"> attack).</text:span></text:p>
      <text:p text:style-name="P39"><text:tab/><text:span text:style-name="T197">Alien loses </text:span><text:span text:style-name="T49">25</text:span><text:span text:style-name="T28"> </text:span><text:span text:style-name="T36">HP</text:span><text:span text:style-name="T197"> when hit.</text:span></text:p>
      <text:p text:style-name="P39"/>
      <text:p text:style-name="P40">- <text:span text:style-name="T44">Crying </text:span><text:span text:style-name="T23">Kids</text:span><text:span text:style-name="T170"> </text:span><text:span text:style-name="T209">run randomly then stop to cry</text:span><text:span text:style-name="T170">. </text:span><text:span text:style-name="T209">If the alien is close enough, kick him. </text:span><text:span text:style-name="T213">Resume routine.</text:span></text:p>
      <text:p text:style-name="P40"><text:tab/><text:span text:style-name="T197">Alien loses </text:span><text:span text:style-name="T49">75</text:span><text:span text:style-name="T28"> </text:span><text:span text:style-name="T36">HP</text:span><text:span text:style-name="T197"> </text:span><text:span text:style-name="T213">when hit</text:span><text:span text:style-name="T198">.</text:span></text:p>
      <text:p text:style-name="P39"/>
      <text:p text:style-name="P38">- <text:span text:style-name="T22">Vomiting </text:span><text:span text:style-name="T23">K</text:span><text:span text:style-name="T22">ids</text:span><text:span text:style-name="T168"> (</text:span><text:span text:style-name="T197">slow </text:span><text:span text:style-name="T168">long range attacks with large effect area). </text:span><text:span text:style-name="T213">Wandering, then vomiting somewhere there space for the puddle, then resuming… The vomit puddle generate an area that everybody’s running away from.</text:span></text:p>
      <text:p text:style-name="P40"><text:tab/><text:span text:style-name="T197">Alien loses </text:span><text:span text:style-name="T28">5</text:span><text:span text:style-name="T42">0</text:span><text:span text:style-name="T28"> </text:span><text:span text:style-name="T36">HP per second</text:span><text:span text:style-name="T197"> when walking in the vomit puddle until exiting it. </text:span><text:span text:style-name="T198">He also takes decreasing damages</text:span><text:span text:style-name="T213"> </text:span><text:span text:style-name="T198">for up to 2 seconds </text:span><text:span text:style-name="T213">(</text:span><text:span text:style-name="T45">25HP </text:span><text:span text:style-name="T49">the first second</text:span><text:span text:style-name="T45">, then 10HP</text:span><text:span text:style-name="T213">) </text:span><text:span text:style-name="T198">after exiting the area.</text:span></text:p>
      <text:p text:style-name="P38"/>
      <text:p text:style-name="P38">- <text:span text:style-name="T17">T</text:span><text:span text:style-name="T49">he t</text:span><text:span text:style-name="T8">eacher </text:span><text:span text:style-name="T129">walk</text:span><text:span text:style-name="T83">ing randomly.</text:span> <text:span text:style-name="T219">When </text:span><text:span text:style-name="T163">close </text:span><text:span text:style-name="T219">enough </text:span><text:span text:style-name="T163">to the alien </text:span><text:span text:style-name="T219">and kids involved in the fight,</text:span><text:span text:style-name="T163"> </text:span><text:span text:style-name="T219">starts running to </text:span>try to stop the mess <text:span text:style-name="T163">(</text:span><text:span text:style-name="T213">she</text:span><text:span text:style-name="T164"> </text:span><text:span text:style-name="T213">is an</text:span><text:span text:style-name="T164"> </text:span><text:span text:style-name="T163">obstacle: run</text:span><text:span text:style-name="T164">ning</text:span><text:span text:style-name="T163"> then stop</text:span><text:span text:style-name="T164">ping,</text:span><text:span text:style-name="T163"> trying to calm things down </text:span><text:span text:style-name="T203">staying between kid</text:span><text:span text:style-name="T213">s</text:span><text:span text:style-name="T203"> and alien </text:span><text:span text:style-name="T163">then </text:span><text:span text:style-name="T201">going away and </text:span><text:span text:style-name="T203">finally </text:span><text:span text:style-name="T163">resum</text:span><text:span text:style-name="T203">ing</text:span><text:span text:style-name="T163">… </text:span><text:span text:style-name="T181">I don’t know if she should give up and go away for a while if a never ending fight happens </text:span><text:span text:style-name="T188">as it will for sure</text:span><text:span text:style-name="T163">).</text:span></text:p>
      <text:p text:style-name="P38"/>
      <text:p text:style-name="P38"/>
      <text:p text:style-name="P64">Technically</text:p>
      <text:p text:style-name="P63"/>
      <text:p text:style-name="P65"><text:span text:style-name="T158"><text:tab/></text:span><text:span text:style-name="T71">Animations at </text:span><text:span text:style-name="T72">3</text:span><text:span text:style-name="T71">s</text:span><text:span text:style-name="T210"> </text:span><text:span text:style-name="T211">(</text:span><text:span text:style-name="T212">just like Domestique Baston</text:span><text:span text:style-name="T211">).</text:span></text:p>
      <text:p text:style-name="P32"/>
      <text:p text:style-name="P31"><text:tab/><text:span text:style-name="T177">Every game </text:span><text:span text:style-name="T178">starts from a random point in the area</text:span><text:span text:style-name="T177">. Spawning points could possibly be established before hand. </text:span><text:span text:style-name="T193">If not the center of the map will be the starting point.</text:span></text:p>
      <text:p text:style-name="P31"/>
      <text:p text:style-name="P31"><text:tab/><text:span text:style-name="T29">Camera bug </text:span><text:span text:style-name="T40">effects</text:span><text:span text:style-name="T29"> </text:span><text:span text:style-name="T49">constantly evolve</text:span><text:span text:style-name="T29"> </text:span><text:span text:style-name="T59">up to the max </text:span><text:span text:style-name="T64">after 1 minute or so</text:span><text:span text:style-name="T235"> </text:span><text:span text:style-name="T220">and</text:span><text:span text:style-name="T173"> </text:span><text:span text:style-name="T29">the last effect (screen shutdown) always happen</text:span><text:span text:style-name="T53">s</text:span><text:span text:style-name="T29"> just after 1 minute </text:span><text:span text:style-name="T49">or a bit more… </text:span><text:span text:style-name="T59">But the game still goes on!</text:span></text:p>
      <text:p text:style-name="P25"/>
      <text:p text:style-name="P21"><text:tab/><text:span text:style-name="T24">A</text:span><text:span text:style-name="T8">lien</text:span> <text:span text:style-name="T176">and </text:span><text:span text:style-name="T33">Enemies</text:span><text:span text:style-name="T176"> </text:span><text:span text:style-name="T196">have</text:span> <text:span text:style-name="T33">8</text:span><text:span text:style-name="T8"> </text:span><text:span text:style-name="T27">action </text:span><text:span text:style-name="T8">direction</text:span><text:span text:style-name="T27">s</text:span><text:span text:style-name="T101">.</text:span></text:p>
      <text:p text:style-name="P57"/>
      <text:p text:style-name="P14"><text:span text:style-name="T101"><text:tab/></text:span><text:span text:style-name="T118">A</text:span><text:span text:style-name="T89">lien animations (</text:span><text:span text:style-name="T34">left</text:span><text:span text:style-name="T89"> and </text:span><text:span text:style-name="T34">right</text:span><text:span text:style-name="T89"> are </text:span><text:span text:style-name="T34">flopped animations</text:span><text:span text:style-name="T89">, </text:span><text:span text:style-name="T34">up/left</text:span><text:span text:style-name="T89"> and </text:span><text:span text:style-name="T34">up/right</text:span><text:span text:style-name="T89"> are </text:span><text:span text:style-name="T34">flopped animations</text:span><text:span text:style-name="T89"> and </text:span><text:span text:style-name="T34">down/left</text:span><text:span text:style-name="T89"> and </text:span><text:span text:style-name="T34">down/right</text:span><text:span text:style-name="T89"> are also </text:span><text:span text:style-name="T34">flopped animations</text:span><text:span text:style-name="T89">):</text:span></text:p>
      <text:p text:style-name="P13"><text:span text:style-name="T31"><text:tab/>8</text:span><text:span text:style-name="T30"> Move </text:span><text:span text:style-name="T44">(run) </text:span><text:span text:style-name="T30">direction</text:span><text:span text:style-name="T26">s</text:span></text:p>
      <text:p text:style-name="P13"><text:span text:style-name="T31"><text:tab/>8</text:span><text:span text:style-name="T214"> </text:span><text:span text:style-name="T30">Idle direction</text:span><text:span text:style-name="T26">s</text:span></text:p>
      <text:p text:style-name="P13"><text:span text:style-name="T26"><text:tab/></text:span><text:span text:style-name="T33">8 </text:span><text:span text:style-name="T27">G</text:span><text:span text:style-name="T33">etting </text:span><text:span text:style-name="T27">H</text:span><text:span text:style-name="T33">it directions</text:span></text:p>
      <text:p text:style-name="P13"><text:span text:style-name="T31"><text:tab/>8</text:span><text:span text:style-name="T30"> </text:span><text:span text:style-name="T27">D</text:span><text:span text:style-name="T30">eath </text:span><text:span text:style-name="T27">D</text:span><text:span text:style-name="T30">irection</text:span><text:span text:style-name="T26">s</text:span></text:p>
      <text:p text:style-name="P58"/>
      <text:p text:style-name="P14"><text:span text:style-name="T114"><text:tab/></text:span><text:span text:style-name="T93">Enemies </text:span><text:span text:style-name="T95">(kids) </text:span><text:span text:style-name="T93">animations </text:span><text:span text:style-name="T89">(</text:span><text:span text:style-name="T34">left</text:span><text:span text:style-name="T89"> and </text:span><text:span text:style-name="T34">right</text:span><text:span text:style-name="T89"> are </text:span><text:span text:style-name="T34">flopped animations</text:span><text:span text:style-name="T89">, </text:span><text:span text:style-name="T34">up/left</text:span><text:span text:style-name="T89"> and </text:span><text:span text:style-name="T34">up/right</text:span><text:span text:style-name="T89"> are </text:span><text:span text:style-name="T34">flopped animations</text:span><text:span text:style-name="T89"> and </text:span><text:span text:style-name="T34">down/left</text:span><text:span text:style-name="T89"> and </text:span><text:span text:style-name="T34">down/right</text:span><text:span text:style-name="T89"> are also </text:span><text:span text:style-name="T34">flopped animations</text:span><text:span text:style-name="T89">):</text:span></text:p>
      <text:p text:style-name="P19"><text:span text:style-name="T113"><text:tab/></text:span><text:span text:style-name="T26">8 move </text:span><text:span text:style-name="T52">(run – vomiting and crying kids are walking) </text:span><text:span text:style-name="T26">directions</text:span></text:p>
      <text:p text:style-name="P67"><text:tab/>8 attack directions</text:p>
      <text:p text:style-name="P67"><text:tab/>8 Idle directions</text:p>
      <text:p text:style-name="P66"><text:span text:style-name="T5"><text:tab/>8 </text:span><text:span text:style-name="T73">waving</text:span><text:span text:style-name="T5"> directions </text:span><text:span text:style-name="T105">(when two kids face each other, they </text:span><text:span text:style-name="T106">forget about the alien and </text:span><text:span text:style-name="T105">stop </text:span><text:span text:style-name="T106">running</text:span><text:span text:style-name="T105"> then wave at each other </text:span><text:span text:style-name="T106">for a couple of seconds </text:span><text:span text:style-name="T105">then resume moving)</text:span><text:span text:style-name="T73"> – </text:span><text:span text:style-name="T74">only </text:span><text:span text:style-name="T75">throwing booger </text:span><text:span text:style-name="T76">kids</text:span><text:span text:style-name="T75">, spitting </text:span><text:span text:style-name="T76">kids </text:span><text:span text:style-name="T75">and </text:span><text:span text:style-name="T74">kids </text:span><text:span text:style-name="T75">with sticks</text:span><text:span text:style-name="T77">.</text:span></text:p>
      <text:p text:style-name="P20"/>
      <text:p text:style-name="P21"><text:span text:style-name="T122"><text:tab/></text:span><text:span text:style-name="T94">Teacher </text:span><text:span text:style-name="T93">animations </text:span><text:span text:style-name="T89">(</text:span><text:span text:style-name="T34">left</text:span><text:span text:style-name="T89"> and </text:span><text:span text:style-name="T34">right</text:span><text:span text:style-name="T89"> are </text:span><text:span text:style-name="T34">flopped animations</text:span><text:span text:style-name="T89">, </text:span><text:span text:style-name="T34">up/left</text:span><text:span text:style-name="T89"> and </text:span><text:span text:style-name="T34">up/right</text:span><text:span text:style-name="T89"> are </text:span><text:span text:style-name="T34">flopped animations</text:span><text:span text:style-name="T89"> and </text:span><text:span text:style-name="T34">down/left</text:span><text:span text:style-name="T89"> and </text:span><text:span text:style-name="T34">down/right</text:span><text:span text:style-name="T89"> are also </text:span><text:span text:style-name="T34">flopped animations</text:span><text:span text:style-name="T89">):</text:span></text:p>
      <text:p text:style-name="P18"><text:span text:style-name="T127"><text:tab/></text:span><text:span text:style-name="T26">8 </text:span><text:span text:style-name="T50">run</text:span><text:span text:style-name="T26"> directions</text:span></text:p>
      <text:p text:style-name="P18"><text:span text:style-name="T26"><text:tab/></text:span><text:span text:style-name="T50">8 walk directions</text:span></text:p>
      <text:p text:style-name="P35"><text:span text:style-name="T83"><text:tab/></text:span><text:span text:style-name="T26">8 “</text:span><text:span text:style-name="T50">stop fighting”</text:span><text:span text:style-name="T26"> directions</text:span></text:p>
      <text:p text:style-name="P35"/>
      <text:p text:style-name="P22"><text:span text:style-name="T90">Enem</text:span><text:span text:style-name="T95">y</text:span><text:span text:style-name="T90"> behavior</text:span><text:span text:style-name="T95">s</text:span><text:span text:style-name="T90">:</text:span></text:p>
      <text:p text:style-name="P59"/>
      <text:p text:style-name="P36"><text:soft-page-break/><text:span text:style-name="T83"><text:tab/></text:span><text:span text:style-name="T87">Followers </text:span><text:span text:style-name="T100">and stoppers and followers, etc.:</text:span></text:p>
      <text:p text:style-name="P77"><text:span text:style-name="T16"><text:tab/><text:tab/>Throwing </text:span><text:span text:style-name="T22">B</text:span><text:span text:style-name="T16">ooger </text:span><text:span text:style-name="T22">K</text:span><text:span text:style-name="T16">ids </text:span><text:span text:style-name="T145">(run randomly then stop then resume… Until they detect the Alien and then follow him to throw projectile at him).</text:span></text:p>
      <text:p text:style-name="P77"><text:span text:style-name="T16"><text:tab/><text:tab/>Spitting </text:span><text:span text:style-name="T22">K</text:span><text:span text:style-name="T16">ids </text:span><text:span text:style-name="T145">(run randomly then stop then resume… Until they detect the Alien and then follow him to throw projectile at him).</text:span></text:p>
      <text:p text:style-name="P43"><text:span text:style-name="T16"><text:tab/></text:span><text:span text:style-name="T116">Followers:</text:span></text:p>
      <text:p text:style-name="P43"><text:span text:style-name="T16"><text:tab/><text:tab/>Kids </text:span><text:span text:style-name="T22">W</text:span><text:span text:style-name="T16">ith </text:span><text:span text:style-name="T22">S</text:span><text:span text:style-name="T16">ticks </text:span><text:span text:style-name="T145">(run randomly then stop then resume… Until they detect the Alien and then follow him to hit him).</text:span></text:p>
      <text:p text:style-name="P43"><text:span text:style-name="T145"/></text:p>
      <text:p text:style-name="P43"><text:span text:style-name="T23"><text:tab/></text:span><text:span text:style-name="T95">Somewhat r</text:span><text:span text:style-name="T99">andom</text:span><text:span text:style-name="T90">:</text:span></text:p>
      <text:p text:style-name="P43"><text:span text:style-name="T116"><text:tab/><text:tab/></text:span><text:span text:style-name="T22">Vomiting </text:span><text:span text:style-name="T23">K</text:span><text:span text:style-name="T22">ids </text:span><text:span text:style-name="T145">(walk randomly then stop to vomit then resume).</text:span></text:p>
      <text:p text:style-name="P43"><text:span text:style-name="T22"><text:tab/><text:tab/></text:span><text:span text:style-name="T47">Crying Kids</text:span><text:span text:style-name="T144"> </text:span><text:span text:style-name="T145">(run randomly then stop to cry and resume… Until the Alien is detected and then try to reach him for a good kicking session)</text:span></text:p>
      <text:p text:style-name="P43"><text:span text:style-name="T22"><text:tab/></text:span><text:span text:style-name="T131"><text:tab/></text:span><text:span text:style-name="T17">T</text:span><text:span text:style-name="T26">eacher</text:span><text:span text:style-name="T146"> </text:span><text:span text:style-name="T145">(Stays where she is then runs somewhere else then resume… Until she detects a fight between kids and the Alien)</text:span></text:p>
      <text:p text:style-name="P48"/>
      <text:p text:style-name="P42"><text:tab/><text:span text:style-name="T232">The </text:span><text:span text:style-name="T62">game starts</text:span><text:span text:style-name="T232"> with </text:span><text:span text:style-name="T62">1 </text:span><text:span text:style-name="T63">T</text:span><text:span text:style-name="T62">eacher</text:span><text:span text:style-name="T140"> </text:span><text:span text:style-name="T141">(only 1 per game)</text:span><text:span text:style-name="T232">, </text:span><text:span text:style-name="T62">1 </text:span><text:span text:style-name="T63">C</text:span><text:span text:style-name="T62">rying </text:span><text:span text:style-name="T63">K</text:span><text:span text:style-name="T62">id</text:span><text:span text:style-name="T232">, </text:span><text:span text:style-name="T62">1 </text:span><text:span text:style-name="T63">V</text:span><text:span text:style-name="T62">omiting </text:span><text:span text:style-name="T63">K</text:span><text:span text:style-name="T62">id</text:span><text:span text:style-name="T232">, </text:span><text:span text:style-name="T63">1</text:span><text:span text:style-name="T62"> </text:span><text:span text:style-name="T63">T</text:span><text:span text:style-name="T62">hrowing </text:span><text:span text:style-name="T63">B</text:span><text:span text:style-name="T62">ooger </text:span><text:span text:style-name="T63">K</text:span><text:span text:style-name="T62">id</text:span><text:span text:style-name="T232">, </text:span><text:span text:style-name="T63">3</text:span><text:span text:style-name="T62"> </text:span><text:span text:style-name="T63">K</text:span><text:span text:style-name="T62">ids with </text:span><text:span text:style-name="T63">S</text:span><text:span text:style-name="T62">tick</text:span><text:span text:style-name="T232"> and </text:span><text:span text:style-name="T63">2</text:span><text:span text:style-name="T62"> </text:span><text:span text:style-name="T63">S</text:span><text:span text:style-name="T62">pitting </text:span><text:span text:style-name="T63">K</text:span><text:span text:style-name="T62">id.</text:span></text:p>
      <text:p text:style-name="P42"/>
      <text:p text:style-name="P42"><text:tab/><text:span text:style-name="T62">Every </text:span><text:span text:style-name="T63">5</text:span><text:span text:style-name="T62"> seconds 1 kid enters the field with this probabilities</text:span><text:span text:style-name="T232">:</text:span></text:p>
      <text:p text:style-name="P42"><text:tab/><text:tab/><text:span text:style-name="T233">Spitting Kid: </text:span><text:span text:style-name="T63">30%</text:span></text:p>
      <text:p text:style-name="P42"><text:tab/><text:tab/><text:span text:style-name="T233">Kid with Stick: </text:span><text:span text:style-name="T63">40%</text:span></text:p>
      <text:p text:style-name="P42"><text:tab/><text:tab/><text:span text:style-name="T232">Throwing Booger Kid: </text:span><text:span text:style-name="T63">10%</text:span></text:p>
      <text:p text:style-name="P42"><text:span text:style-name="T232"><text:tab/><text:tab/>Crying Kid: </text:span><text:span text:style-name="T63">10%</text:span></text:p>
      <text:p text:style-name="P42"><text:span text:style-name="T232"><text:tab/><text:tab/>Vomiting Kid: </text:span><text:span text:style-name="T63">10%</text:span></text:p>
      <text:p text:style-name="P48"/>
      <text:p text:style-name="P49"><text:span text:style-name="T174"><text:tab/></text:span><text:span text:style-name="T32">Enemies detection colliders will have a somewhat random size</text:span><text:span text:style-name="T202">.</text:span></text:p>
      <text:p text:style-name="P54"/>
      <text:p text:style-name="P52"><text:span text:style-name="T202"><text:tab/></text:span><text:span text:style-name="T40">After a kid</text:span><text:span text:style-name="T59"> </text:span><text:span text:style-name="T60">has dealt</text:span><text:span text:style-name="T59"> damage to </text:span><text:span text:style-name="T51">the</text:span><text:span text:style-name="T40"> alien, </text:span><text:span text:style-name="T60">t</text:span><text:span text:style-name="T40">h</text:span><text:span text:style-name="T60">at kid</text:span><text:span text:style-name="T40"> tends to go away for </text:span><text:span text:style-name="T60">5</text:span><text:span text:style-name="T43"> seconds</text:span><text:span text:style-name="T201">.</text:span></text:p>
      <text:p text:style-name="P52"/>
      <text:p text:style-name="P52"><text:span text:style-name="T59"><text:tab/>Kids with sticks go away only after hitting the alien </text:span><text:span text:style-name="T60">3</text:span><text:span text:style-name="T59"> times</text:span><text:span text:style-name="T234">.</text:span></text:p>
      <text:p text:style-name="P52"/>
      <text:p text:style-name="P56"><text:span text:style-name="T4"><text:tab/></text:span><text:span text:style-name="T191">Alien becomes invincible for 1 second after getting hit </text:span><text:span text:style-name="T192">(probably not)</text:span><text:span text:style-name="T191">.</text:span></text:p>
      <text:p text:style-name="P52"/>
      <text:p text:style-name="P53"><text:span text:style-name="T221"><text:tab/></text:span><text:span text:style-name="T60">Kids don’t wave while fighting.</text:span></text:p>
      <text:p text:style-name="P49"/>
      <text:p text:style-name="P53"><text:soft-page-break/><text:tab/><text:span text:style-name="T40">Kids</text:span><text:span text:style-name="T54"> </text:span><text:span text:style-name="T40">spawn from </text:span><text:span text:style-name="T47">outside of the screen </text:span><text:span text:style-name="T60">randomly running until they detect the Alien (or another kid and they are able to wave at each other)</text:span><text:span text:style-name="T221">.</text:span></text:p>
      <text:p text:style-name="P49"/>
      <text:p text:style-name="P49"><text:tab/><text:span text:style-name="T41">Kids are slower than </text:span><text:span text:style-name="T51">the </text:span><text:span text:style-name="T41">alien</text:span><text:span text:style-name="T204"> and </text:span><text:span text:style-name="T218">the </text:span><text:span text:style-name="T41">teacher </text:span><text:span text:style-name="T51">is</text:span><text:span text:style-name="T41"> faster than </text:span><text:span text:style-name="T51">the </text:span><text:span text:style-name="T41">alien</text:span><text:span text:style-name="T204">.</text:span></text:p>
      <text:p text:style-name="P49"/>
      <text:p text:style-name="P51"><text:tab/><text:span text:style-name="T222">Just in case it wasn’t obvious, </text:span><text:span text:style-name="T54">spit</text:span><text:span text:style-name="T55">s</text:span><text:span text:style-name="T54">, vomit </text:span><text:span text:style-name="T55">puddles </text:span><text:span text:style-name="T54">and boogers don’t affect kids </text:span><text:span text:style-name="T55">and teacher</text:span><text:span text:style-name="T54">!</text:span></text:p>
      <text:p text:style-name="P51"/>
      <text:p text:style-name="P51"><text:span text:style-name="T182"><text:tab/></text:span><text:span text:style-name="T55">K</text:span><text:span text:style-name="T54">ids </text:span><text:span text:style-name="T55">and teacher avoid</text:span><text:span text:style-name="T54"> vomit puddles.</text:span></text:p>
      <text:p text:style-name="P74"><text:span text:style-name="T68"/></text:p>
      <text:p text:style-name="P74"><text:span text:style-name="T68"><text:tab/>Kids with Sticks have 4 colliders:</text:span></text:p>
      <text:p text:style-name="P75"><text:span text:style-name="T68"><text:tab/><text:tab/></text:span><text:span text:style-name="T54">1 obstacle collider</text:span><text:span text:style-name="T222"> (for background, vomit, </text:span><text:span text:style-name="T235">other </text:span><text:span text:style-name="T222">kids, teacher and alien).</text:span></text:p>
      <text:p text:style-name="P75"><text:tab/><text:tab/><text:span text:style-name="T54">1 alien detection collider</text:span><text:span text:style-name="T222">.</text:span></text:p>
      <text:p text:style-name="P75"><text:tab/><text:tab/><text:span text:style-name="T54">1 waving collider</text:span><text:span text:style-name="T222">.</text:span></text:p>
      <text:p text:style-name="P75"><text:tab/><text:tab/><text:span text:style-name="T68">1 attack collider</text:span><text:span text:style-name="T253">.</text:span></text:p>
      <text:p text:style-name="P75"><text:span text:style-name="T253"/></text:p>
      <text:p text:style-name="P75"><text:span text:style-name="T253"><text:tab/></text:span><text:span text:style-name="T78">Spitting </text:span><text:span text:style-name="T68">Kids have 4 colliders:</text:span></text:p>
      <text:p text:style-name="P75"><text:span text:style-name="T68"><text:tab/><text:tab/></text:span><text:span text:style-name="T54">1 obstacle collider</text:span><text:span text:style-name="T222"> (for background, vomit, </text:span><text:span text:style-name="T235">other </text:span><text:span text:style-name="T222">kids, teacher and alien).</text:span></text:p>
      <text:p text:style-name="P75"><text:tab/><text:tab/><text:span text:style-name="T54">1 alien detection collider</text:span><text:span text:style-name="T222">.</text:span></text:p>
      <text:p text:style-name="P75"><text:tab/><text:tab/><text:span text:style-name="T54">1 waving collider</text:span><text:span text:style-name="T222">.</text:span></text:p>
      <text:p text:style-name="P75"><text:span text:style-name="T253"><text:tab/><text:tab/></text:span><text:span text:style-name="T68">1</text:span><text:span text:style-name="T78"> emitter point for their projectiles</text:span><text:span text:style-name="T251">.</text:span></text:p>
      <text:p text:style-name="P75"/>
      <text:p text:style-name="P75"><text:tab/><text:span text:style-name="T78">Throwing Booger </text:span><text:span text:style-name="T68">Kids have 4 colliders:</text:span></text:p>
      <text:p text:style-name="P75"><text:span text:style-name="T68"><text:tab/><text:tab/></text:span><text:span text:style-name="T54">1 obstacle collider</text:span><text:span text:style-name="T222"> (for background, vomit, </text:span><text:span text:style-name="T235">other </text:span><text:span text:style-name="T222">kids, teacher and alien).</text:span></text:p>
      <text:p text:style-name="P75"><text:tab/><text:tab/><text:span text:style-name="T54">1 alien detection collider</text:span><text:span text:style-name="T222">.</text:span></text:p>
      <text:p text:style-name="P75"><text:tab/><text:tab/><text:span text:style-name="T54">1 waving collider</text:span><text:span text:style-name="T222">.</text:span></text:p>
      <text:p text:style-name="P75"><text:span text:style-name="T253"><text:tab/><text:tab/></text:span><text:span text:style-name="T68">1</text:span><text:span text:style-name="T78"> emitter point for their projectiles</text:span><text:span text:style-name="T251">.</text:span></text:p>
      <text:p text:style-name="P75"/>
      <text:p text:style-name="P76"><text:tab/><text:span text:style-name="T79">Vomiting</text:span><text:span text:style-name="T78"> </text:span><text:span text:style-name="T68">Kids have </text:span><text:span text:style-name="T70">2</text:span><text:span text:style-name="T68"> colliders:</text:span></text:p>
      <text:p text:style-name="P76"><text:span text:style-name="T68"><text:tab/><text:tab/></text:span><text:span text:style-name="T54">1 obstacle collider</text:span><text:span text:style-name="T222"> (for background, vomit, </text:span><text:span text:style-name="T235">other </text:span><text:span text:style-name="T222">kids, teacher and alien).</text:span></text:p>
      <text:p text:style-name="P76"><text:tab/><text:tab/><text:span text:style-name="T69">1</text:span><text:span text:style-name="T58"> collider</text:span><text:span text:style-name="T230"> to </text:span><text:span text:style-name="T58">never unleash a vomit puddle that intersects with the background </text:span><text:span text:style-name="T67">colliders</text:span><text:span text:style-name="T253">.</text:span></text:p>
      <text:p text:style-name="P76"><text:span text:style-name="T253"/></text:p>
      <text:p text:style-name="P76"><text:span text:style-name="T253"><text:tab/></text:span><text:span text:style-name="T79">Crying</text:span><text:span text:style-name="T78"> </text:span><text:span text:style-name="T68">Kids have </text:span><text:span text:style-name="T69">5 </text:span><text:span text:style-name="T68">colliders:</text:span></text:p>
      <text:p text:style-name="P76"><text:span text:style-name="T68"><text:tab/><text:tab/></text:span><text:span text:style-name="T54">1 obstacle collider</text:span><text:span text:style-name="T222"> (for background, vomit, </text:span><text:span text:style-name="T235">other </text:span><text:span text:style-name="T222">kids, teacher and alien).</text:span></text:p>
      <text:p text:style-name="P76"><text:tab/><text:tab/><text:span text:style-name="T69">1 c</text:span><text:span text:style-name="T58">ollider to detect if they are close enough to the alien to start kicking him.</text:span></text:p>
      <text:p text:style-name="P76"><text:tab/><text:tab/><text:span text:style-name="T54">1 waving collider</text:span><text:span text:style-name="T222">.</text:span></text:p>
      <text:p text:style-name="P76"><text:soft-page-break/><text:span text:style-name="T253"><text:tab/><text:tab/></text:span><text:span text:style-name="T69">1 attack </text:span><text:span text:style-name="T67">collider</text:span><text:span text:style-name="T253">.</text:span></text:p>
      <text:p text:style-name="P50"/>
      <text:p text:style-name="P50"><text:tab/><text:span text:style-name="T55">The </text:span><text:span text:style-name="T70">T</text:span><text:span text:style-name="T55">eacher has 2 colliders:</text:span></text:p>
      <text:p text:style-name="P51"><text:tab/><text:tab/><text:span text:style-name="T54">1 obstacle collider</text:span><text:span text:style-name="T222"> (for background, vomit, kids and the alien).</text:span></text:p>
      <text:p text:style-name="P51"><text:span text:style-name="T222"><text:tab/><text:tab/></text:span><text:span text:style-name="T54">1 </text:span><text:span text:style-name="T56">fight </text:span><text:span text:style-name="T54">detection collider </text:span><text:span text:style-name="T67">(!)</text:span><text:span text:style-name="T222">.</text:span></text:p>
      <text:p text:style-name="P51"/>
      <text:p text:style-name="P51"><text:tab/><text:span text:style-name="T55">The </text:span><text:span text:style-name="T70">A</text:span><text:span text:style-name="T55">lien has 2 colliders:</text:span></text:p>
      <text:p text:style-name="P51"><text:tab/><text:tab/><text:span text:style-name="T55">1 obstacle collider</text:span><text:span text:style-name="T54"> </text:span><text:span text:style-name="T222">(for background, kids </text:span><text:span text:style-name="T223">and</text:span><text:span text:style-name="T222"> the teacher).</text:span></text:p>
      <text:p text:style-name="P51"><text:tab/><text:tab/><text:span text:style-name="T55">1 “get hit” collider</text:span><text:span text:style-name="T223">.</text:span></text:p>
      <text:p text:style-name="P73"/>
      <text:p text:style-name="P73"><text:tab/><text:span text:style-name="T80">Crying kids always cry for at least 3 seconds before doing something else</text:span><text:span text:style-name="T254">.</text:span></text:p>
      <text:p text:style-name="P73"><text:span text:style-name="T254"/></text:p>
      <text:p text:style-name="P4">Options</text:p>
      <text:p text:style-name="P37"/>
      <text:p text:style-name="P46"><text:tab/><text:span text:style-name="T195">Adding 1</text:span><text:span text:style-name="T124"> </text:span><text:span text:style-name="T119">more </text:span><text:span text:style-name="T124">difficulty mode </text:span><text:span text:style-name="T117">to the normal one</text:span><text:span text:style-name="T124">: </text:span><text:span text:style-name="T91">Super Hyper Mega </text:span><text:span text:style-name="T92">Hardcore</text:span><text:span text:style-name="T124"> (more enemies moving and attacking quickly, nerfed alien skills, slower alien, </text:span><text:span text:style-name="T120">enemies dealing more damages</text:span><text:span text:style-name="T124">).</text:span></text:p>
      <text:p text:style-name="P45"><text:span text:style-name="T124"><text:tab/></text:span><text:span text:style-name="T125">Up to 4 </text:span><text:span text:style-name="T126">alien</text:span><text:span text:style-name="T118">s</text:span><text:span text:style-name="T125"> simultaneously </text:span><text:span text:style-name="T128">(bigger map)</text:span><text:span text:style-name="T125">.</text:span></text:p>
      <text:p text:style-name="P47"><text:span text:style-name="T83"><text:tab/></text:span><text:span text:style-name="T117">O</text:span><text:span text:style-name="T83">nline mode.</text:span></text:p>
      <text:p text:style-name="P47"><text:span text:style-name="T101"><text:tab/></text:span><text:span text:style-name="T161">Adding new alien</text:span><text:span text:style-name="T208">s</text:span><text:span text:style-name="T161"> </text:span><text:span text:style-name="T195">(</text:span><text:span text:style-name="T172">with new skills</text:span><text:span text:style-name="T195">)</text:span><text:span text:style-name="T172"> </text:span><text:span text:style-name="T161">would be great.</text:span></text:p>
      <text:p text:style-name="P44"><text:tab/><text:span text:style-name="T161">Adding new </text:span>enemies<text:span text:style-name="T161"> </text:span><text:span text:style-name="T195">(with new behaviors) </text:span><text:span text:style-name="T161">would be great </text:span>too<text:span text:style-name="T161">.</text:span></text:p>
      <text:p text:style-name="P44"><text:tab/><text:span text:style-name="T215">Adding an animation of the spaceship landing the alien in the Kindergarten then taking off in order for the game to start would be nice! </text:span></text:p>
      <text:p text:style-name="P41"><text:tab/>With a lot of courage, new maps would also be added…</text:p>
      <text:p text:style-name="P7">What we borrowed from the world outside:</text:p>
      <text:p text:style-name="P8"/>
      <text:p text:style-name="P60"><text:span text:style-name="T225">Assets from Animallogic: </text:span><text:a xlink:type="simple" xlink:href="https://animallogic.com/alab/" text:style-name="Internet_20_link" text:visited-style-name="Visited_20_Internet_20_Link"><text:span text:style-name="T224">http://animallogic.com/alab/</text:span></text:a></text:p>
      <text:p text:style-name="P60"><text:span text:style-name="T225">Monsterama from Iconian Fonts: </text:span><text:a xlink:type="simple" xlink:href="http://www.iconian.com/" text:style-name="Internet_20_link" text:visited-style-name="Visited_20_Internet_20_Link"><text:span text:style-name="T224">http://www.iconian.com/</text:span></text:a></text:p>
      <text:p text:style-name="P60"><text:span text:style-name="T225">Sound</text:span><text:span text:style-name="T226">s</text:span><text:span text:style-name="T225"> from Mixkit.co: </text:span><text:a xlink:type="simple" xlink:href="http://mixkit.co/" text:style-name="Internet_20_link" text:visited-style-name="Visited_20_Internet_20_Link"><text:span text:style-name="T224">http://mixkit.co/</text:span></text:a></text:p>
      <text:p text:style-name="P69"><text:span text:style-name="T229">Sounds from Quicksounds.com: </text:span><text:a xlink:type="simple" xlink:href="http://www.quicksounds.com/" text:style-name="Internet_20_link" text:visited-style-name="Visited_20_Internet_20_Link"><text:span text:style-name="T229">http://www.quicksounds.com</text:span></text:a></text:p>
      <text:p text:style-name="P71"><text:span text:style-name="T108">Video shaders </text:span><text:span text:style-name="T109">(</text:span><text:span text:style-name="T108">portage</text:span><text:span text:style-name="T109">s)</text:span><text:span text:style-name="T108"> by Ahopness </text:span><text:span text:style-name="T110">(original shaders by: </text:span><text:span text:style-name="T142">Timothy Lottes, Keijiro, Ehj1, FMS_Cat, )</text:span><text:span text:style-name="T108">: </text:span><text:a xlink:type="simple" xlink:href="http://twitter.com/ahopness/" text:style-name="Internet_20_link" text:visited-style-name="Visited_20_Internet_20_Link"><text:span text:style-name="T111">http://twitter.com/ahopness/</text:span></text:a></text:p>
      <text:p text:style-name="P70"><text:span text:style-name="T107">Video shader by Yui Kinomoto: </text:span><text:a xlink:type="simple" xlink:href="http://godotshaders.com/author/arlez80/" text:style-name="Internet_20_link" text:visited-style-name="Visited_20_Internet_20_Link"><text:span text:style-name="T228">http://godotshaders.com/author/arlez80/</text:span></text:a></text:p>
      <text:p text:style-name="P72"><text:span text:style-name="T240">Video shader by </text:span>Peter Höglund: <text:a xlink:type="simple" xlink:href="http://godotshaders.com/author/pend00/" text:style-name="Internet_20_link" text:visited-style-name="Visited_20_Internet_20_Link">http://godotshaders.com/author/pend00/</text:a></text:p>
      <text:p text:style-name="P72"/>
      <text:p text:style-name="P55">Did we forget something/<text:span text:style-name="T227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5-22T17:12:10.040000000</dc:date>
    <meta:editing-duration>PT6H44M13S</meta:editing-duration>
    <meta:editing-cycles>84</meta:editing-cycles>
    <meta:generator>LibreOffice/7.5.0.3$Windows_X86_64 LibreOffice_project/c21113d003cd3efa8c53188764377a8272d9d6de</meta:generator>
    <meta:document-statistic meta:table-count="0" meta:image-count="0" meta:object-count="0" meta:page-count="10" meta:paragraph-count="143" meta:word-count="1663" meta:character-count="10068" meta:non-whitespace-character-count="8393"/>
  </office:meta>
</office:document-meta>
</file>